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des ROME SIA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Sous-domaine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Code ROME</text:p>
          </table:table-cell>
          <table:table-cell office:value-type="string" calcext:value-type="string">
            <text:p>Structure(s)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ullAdresse</text:p>
          </table:table-cell>
          <table:table-cell office:value-type="string" calcext:value-type="string">
            <text:p>GeocodeApi</text:p>
          </table:table-cell>
          <table:table-cell office:value-type="string" calcext:value-type="string">
            <text:p>LatLon</text:p>
          </table:table-cell>
          <table:table-cell office:value-type="string" calcext:value-type="string">
            <text:p>Tél structur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ype de Structure IAE</text:p>
          </table:table-cell>
          <table:table-cell office:value-type="string" calcext:value-type="string">
            <text:p>Commune du siège</text:p>
          </table:table-cell>
          <table:table-cell office:value-type="string" calcext:value-type="string">
            <text:p>MDS du siège</text:p>
          </table:table-cell>
          <table:table-cell office:value-type="string" calcext:value-type="string">
            <text:p>Nombre d'heures travaillées dans l'année</text:p>
          </table:table-cell>
          <table:table-cell office:value-type="string" calcext:value-type="string">
            <text:p>Nombre de salariés en insertion</text:p>
          </table:table-cell>
          <table:table-cell office:value-type="string" calcext:value-type="string">
            <text:p>Total heures travaillées par la structure</text:p>
          </table:table-cell>
          <table:table-cell office:value-type="string" calcext:value-type="string">
            <text:p>% de l'activité de la struc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office:value-type="string" calcext:value-type="string">
            <text:p>Column4</text:p>
          </table:table-cell>
          <table:table-cell office:value-type="string" calcext:value-type="string">
            <text:p>Column5</text:p>
          </table:table-cell>
          <table:table-cell office:value-type="string" calcext:value-type="string">
            <text:p>Column6</text:p>
          </table:table-cell>
          <table:table-cell office:value-type="string" calcext:value-type="string">
            <text:p>Column7</text:p>
          </table:table-cell>
          <table:table-cell office:value-type="string" calcext:value-type="string">
            <text:p>Column8</text:p>
          </table:table-cell>
          <table:table-cell office:value-type="string" calcext:value-type="string">
            <text:p>Column9</text:p>
          </table:table-cell>
          <table:table-cell office:value-type="string" calcext:value-type="string">
            <text:p>Column10</text:p>
          </table:table-cell>
          <table:table-cell office:value-type="string" calcext:value-type="string">
            <text:p>Column11</text:p>
          </table:table-cell>
          <table:table-cell office:value-type="string" calcext:value-type="string">
            <text:p>Column12</text:p>
          </table:table-cell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Retouches en habillement</text:p>
          </table:table-cell>
          <table:table-cell office:value-type="string" calcext:value-type="string">
            <text:p>D12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02.47.37.13.33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4446" calcext:value-type="float">
            <text:p>4446</text:p>
          </table:table-cell>
          <table:table-cell office:value-type="float" office:value="10" calcext:value-type="float">
            <text:p>10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Vente en habillement et accessoires de la personne</text:p>
          </table:table-cell>
          <table:table-cell office:value-type="string" calcext:value-type="string">
            <text:p>D12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02.47.37.13.33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3996" calcext:value-type="float">
            <text:p>3996</text:p>
          </table:table-cell>
          <table:table-cell office:value-type="float" office:value="7" calcext:value-type="float">
            <text:p>7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2.47371333E8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9077" calcext:value-type="float">
            <text:p>9077</text:p>
          </table:table-cell>
          <table:table-cell office:value-type="float" office:value="19" calcext:value-type="float">
            <text:p>19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4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53 rue Saint-François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53 rue Saint-François,37 00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3", <text:s text:c="14"/>"short_name" : "153", <text:s text:c="14"/>"types" : [ "street_number" ] <text:s text:c="11"/>}, <text:s text:c="11"/>{ <text:s text:c="14"/>"long_name" : "Rue Saint-François", <text:s text:c="14"/>"short_name" : "Rue Saint-Françoi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53 Rue Saint-François, 37000 Tours, France", <text:s text:c="8"/>"geometry" : { <text:s text:c="11"/>"location" : { <text:s text:c="14"/>"lat" : 47.3805091, <text:s text:c="14"/>"lng" : 0.6661372000000001 <text:s text:c="11"/>}, <text:s text:c="11"/>"location_type" : "ROOFTOP", <text:s text:c="11"/>"viewport" : { <text:s text:c="14"/>"northeast" : { <text:s text:c="17"/>"lat" : 47.3818580802915, <text:s text:c="17"/>"lng" : 0.6674861802915022 <text:s text:c="14"/>}, <text:s text:c="14"/>"southwest" : { <text:s text:c="17"/>"lat" : 47.3791601197085, <text:s text:c="17"/>"lng" : 0.6647882197084981 <text:s text:c="14"/>} <text:s text:c="11"/>} <text:s text:c="8"/>}, <text:s text:c="8"/>"partial_match" : true, <text:s text:c="8"/>"place_id" : "ChIJZ-_hru_V_EcRfH-FL-id7O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05091,0.6661372000000001</text:p>
          </table:table-cell>
          <table:table-cell office:value-type="string" calcext:value-type="string">
            <text:p>02.47.37.13.33</text:p>
          </table:table-cell>
          <table:table-cell office:value-type="string" calcext:value-type="string">
            <text:p>eliseyagoubi-active@hotmail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2998.46" calcext:value-type="float">
            <text:p>2998,46</text:p>
          </table:table-cell>
          <table:table-cell office:value-type="float" office:value="2" calcext:value-type="float">
            <text:p>2</text:p>
          </table:table-cell>
          <table:table-cell office:value-type="float" office:value="20518" calcext:value-type="float">
            <text:p>20518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972" calcext:value-type="float">
            <text:p>2972</text:p>
          </table:table-cell>
          <table:table-cell office:value-type="float" office:value="16" calcext:value-type="float">
            <text:p>16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Elevage porcin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aille et décoration de pierres</text:p>
          </table:table-cell>
          <table:table-cell office:value-type="string" calcext:value-type="string">
            <text:p>F161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46.5" calcext:value-type="float">
            <text:p>46,5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629.25" calcext:value-type="float">
            <text:p>1629,25</text:p>
          </table:table-cell>
          <table:table-cell office:value-type="float" office:value="10" calcext:value-type="float">
            <text:p>10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d'étage</text:p>
          </table:table-cell>
          <table:table-cell office:value-type="string" calcext:value-type="string">
            <text:p>G1501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17.75" calcext:value-type="float">
            <text:p>117,75</text:p>
          </table:table-cell>
          <table:table-cell office:value-type="float" office:value="5" calcext:value-type="float">
            <text:p>5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6.75" calcext:value-type="float">
            <text:p>6,75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en restauration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11.25" calcext:value-type="float">
            <text:p>111,25</text:p>
          </table:table-cell>
          <table:table-cell office:value-type="float" office:value="8" calcext:value-type="float">
            <text:p>8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onduite d'équipement de fabrication de l'ameublement et du bois</text:p>
          </table:table-cell>
          <table:table-cell office:value-type="string" calcext:value-type="string">
            <text:p>H22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Soudage manuel</text:p>
          </table:table-cell>
          <table:table-cell office:value-type="string" calcext:value-type="string">
            <text:p>H291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Opérations manuelles d'assemblage, tri ou emballage</text:p>
          </table:table-cell>
          <table:table-cell office:value-type="string" calcext:value-type="string">
            <text:p>H33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Entretien et surveillance du tracé routier</text:p>
          </table:table-cell>
          <table:table-cell office:value-type="string" calcext:value-type="string">
            <text:p>I12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1602.5" calcext:value-type="float">
            <text:p>1602,5</text:p>
          </table:table-cell>
          <table:table-cell office:value-type="float" office:value="14" calcext:value-type="float">
            <text:p>1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2371" calcext:value-type="float">
            <text:p>2371</text:p>
          </table:table-cell>
          <table:table-cell office:value-type="float" office:value="18" calcext:value-type="float">
            <text:p>18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AGIR POUR L'EMPLOI</text:p>
          </table:table-cell>
          <table:table-cell office:value-type="string" calcext:value-type="string">
            <text:p>78 route de Chinon</text:p>
          </table:table-cell>
          <table:table-cell office:value-type="string" calcext:value-type="string">
            <text:p>37 120 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78 route de Chinon,37 120 , RICHELIEU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oute de Chinon", <text:s text:c="14"/>"short_name" : "Route de Chinon", <text:s text:c="14"/>"types" : [ "route" ] <text:s text:c="11"/>}, <text:s text:c="11"/>{ <text:s text:c="14"/>"long_name" : "Richelieu", <text:s text:c="14"/>"short_name" : "Richelieu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20", <text:s text:c="14"/>"short_name" : "37120", <text:s text:c="14"/>"types" : [ "postal_code" ] <text:s text:c="11"/>} <text:s text:c="8"/>], <text:s text:c="8"/>"formatted_address" : "37 Route de Chinon, 37120 Richelieu, France", <text:s text:c="8"/>"geometry" : { <text:s text:c="11"/>"bounds" : { <text:s text:c="14"/>"northeast" : { <text:s text:c="17"/>"lat" : 47.01963749999999, <text:s text:c="17"/>"lng" : 0.3229806 <text:s text:c="14"/>}, <text:s text:c="14"/>"southwest" : { <text:s text:c="17"/>"lat" : 47.0196349, <text:s text:c="17"/>"lng" : 0.3229625 <text:s text:c="14"/>} <text:s text:c="11"/>}, <text:s text:c="11"/>"location" : { <text:s text:c="14"/>"lat" : 47.01963749999999, <text:s text:c="14"/>"lng" : 0.3229806 <text:s text:c="11"/>}, <text:s text:c="11"/>"location_type" : "RANGE_INTERPOLATED", <text:s text:c="11"/>"viewport" : { <text:s text:c="14"/>"northeast" : { <text:s text:c="17"/>"lat" : 47.0209851802915, <text:s text:c="17"/>"lng" : 0.324320530291502 <text:s text:c="14"/>}, <text:s text:c="14"/>"southwest" : { <text:s text:c="17"/>"lat" : 47.0182872197085, <text:s text:c="17"/>"lng" : 0.321622569708498 <text:s text:c="14"/>} <text:s text:c="11"/>} <text:s text:c="8"/>}, <text:s text:c="8"/>"partial_match" : true, <text:s text:c="8"/>"place_id" : "EiszNyBSb3V0ZSBkZSBDaGlub24sIDM3MTIwIFJpY2hlbGlldS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01963749999999,0.3229806</text:p>
          </table:table-cell>
          <table:table-cell office:value-type="string" calcext:value-type="string">
            <text:p>02.47.58.13.77</text:p>
          </table:table-cell>
          <table:table-cell office:value-type="string" calcext:value-type="string">
            <text:p>agir-pour-l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ICHELIEU</text:p>
          </table:table-cell>
          <table:table-cell office:value-type="string" calcext:value-type="string">
            <text:p>CHINON</text:p>
          </table:table-cell>
          <table:table-cell office:value-type="float" office:value="624" calcext:value-type="float">
            <text:p>624</text:p>
          </table:table-cell>
          <table:table-cell office:value-type="float" office:value="7" calcext:value-type="float">
            <text:p>7</text:p>
          </table:table-cell>
          <table:table-cell office:value-type="float" office:value="12847" calcext:value-type="float">
            <text:p>12847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polyvalent d'hôtellerie</text:p>
          </table:table-cell>
          <table:table-cell office:value-type="string" calcext:value-type="string">
            <text:p>G150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2 rue des Ursulines</text:p>
          </table:table-cell>
          <table:table-cell office:value-type="string" calcext:value-type="string">
            <text:p><text:s/>37 0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 rue des Ursulines, 37 0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des Ursulines", <text:s text:c="14"/>"short_name" : "Rue des Ursulines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des Ursulines, 37000 Tours, France", <text:s text:c="8"/>"geometry" : { <text:s text:c="11"/>"location" : { <text:s text:c="14"/>"lat" : 47.3961532, <text:s text:c="14"/>"lng" : 0.6994688999999999 <text:s text:c="11"/>}, <text:s text:c="11"/>"location_type" : "ROOFTOP", <text:s text:c="11"/>"viewport" : { <text:s text:c="14"/>"northeast" : { <text:s text:c="17"/>"lat" : 47.3975021802915, <text:s text:c="17"/>"lng" : 0.7008178802915019 <text:s text:c="14"/>}, <text:s text:c="14"/>"southwest" : { <text:s text:c="17"/>"lat" : 47.3948042197085, <text:s text:c="17"/>"lng" : 0.6981199197084978 <text:s text:c="14"/>} <text:s text:c="11"/>} <text:s text:c="8"/>}, <text:s text:c="8"/>"partial_match" : true, <text:s text:c="8"/>"place_id" : "ChIJF3PexU3U_EcRsfZE1AVHnWM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961532,0.6994689</text:p>
          </table:table-cell>
          <table:table-cell office:value-type="string" calcext:value-type="string">
            <text:p>02.47.61.67.10</text:p>
          </table:table-cell>
          <table:table-cell office:value-type="string" calcext:value-type="string">
            <text:p>airtours@fre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7817" calcext:value-type="float">
            <text:p>7817</text:p>
          </table:table-cell>
          <table:table-cell office:value-type="float" office:value="18" calcext:value-type="float">
            <text:p>18</text:p>
          </table:table-cell>
          <table:table-cell office:value-type="float" office:value="7817" calcext:value-type="float">
            <text:p>7817</text:p>
          </table:table-cell>
          <table:table-cell office:value-type="string" calcext:value-type="string">
            <text:p>1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389.16" calcext:value-type="float">
            <text:p>2389,16</text:p>
          </table:table-cell>
          <table:table-cell office:value-type="float" office:value="15" calcext:value-type="float">
            <text:p>15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olyculture, élevage</text:p>
          </table:table-cell>
          <table:table-cell office:value-type="string" calcext:value-type="string">
            <text:p>A1416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Réalisation - installation d'ossatures bois</text:p>
          </table:table-cell>
          <table:table-cell office:value-type="string" calcext:value-type="string">
            <text:p>F15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46.5" calcext:value-type="float">
            <text:p>146,5</text:p>
          </table:table-cell>
          <table:table-cell office:value-type="float" office:value="2" calcext:value-type="float">
            <text:p>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54.75" calcext:value-type="float">
            <text:p>54,75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e loisirs auprès d'enfants ou d'adolescents</text:p>
          </table:table-cell>
          <table:table-cell office:value-type="string" calcext:value-type="string">
            <text:p>G12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555.76" calcext:value-type="float">
            <text:p>1555,76</text:p>
          </table:table-cell>
          <table:table-cell office:value-type="float" office:value="22" calcext:value-type="float">
            <text:p>2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Alimentaire</text:p>
          </table:table-cell>
          <table:table-cell office:value-type="string" calcext:value-type="string">
            <text:p>Conduite d'équipement de production alimentaire</text:p>
          </table:table-cell>
          <table:table-cell office:value-type="string" calcext:value-type="string">
            <text:p>H2102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258.92" calcext:value-type="float">
            <text:p>2258,92</text:p>
          </table:table-cell>
          <table:table-cell office:value-type="float" office:value="13" calcext:value-type="float">
            <text:p>13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Réalisation de structures métalliques</text:p>
          </table:table-cell>
          <table:table-cell office:value-type="string" calcext:value-type="string">
            <text:p>H2911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Entretien et surveillance du tracé routier</text:p>
          </table:table-cell>
          <table:table-cell office:value-type="string" calcext:value-type="string">
            <text:p>I1202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0.25" calcext:value-type="float">
            <text:p>10,25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2473.42" calcext:value-type="float">
            <text:p>2473,42</text:p>
          </table:table-cell>
          <table:table-cell office:value-type="float" office:value="22" calcext:value-type="float">
            <text:p>2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Professionnels médico-techniques</text:p>
          </table:table-cell>
          <table:table-cell office:value-type="string" calcext:value-type="string">
            <text:p>Personnel polyvalent des services hospitaliers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59.5" calcext:value-type="float">
            <text:p>159,5</text:p>
          </table:table-cell>
          <table:table-cell office:value-type="float" office:value="5" calcext:value-type="float">
            <text:p>5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541.25" calcext:value-type="float">
            <text:p>541,25</text:p>
          </table:table-cell>
          <table:table-cell office:value-type="float" office:value="7" calcext:value-type="float">
            <text:p>7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6815.69" calcext:value-type="float">
            <text:p>6815,69</text:p>
          </table:table-cell>
          <table:table-cell office:value-type="float" office:value="32" calcext:value-type="float">
            <text:p>32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3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853.75" calcext:value-type="float">
            <text:p>853,75</text:p>
          </table:table-cell>
          <table:table-cell office:value-type="float" office:value="17" calcext:value-type="float">
            <text:p>17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50.25" calcext:value-type="float">
            <text:p>50,25</text:p>
          </table:table-cell>
          <table:table-cell office:value-type="float" office:value="3" calcext:value-type="float">
            <text:p>3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153.25" calcext:value-type="float">
            <text:p>153,25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ASEPT</text:p>
          </table:table-cell>
          <table:table-cell office:value-type="string" calcext:value-type="string">
            <text:p>"Les Passerelles" , 77 avenue du général de Gaulle</text:p>
          </table:table-cell>
          <table:table-cell office:value-type="string" calcext:value-type="string">
            <text:p>37 800 </text:p>
          </table:table-cell>
          <table:table-cell office:value-type="string" calcext:value-type="string">
            <text:p>SAINTE-MAURE-DE-TOURAINE</text:p>
          </table:table-cell>
          <table:table-cell office:value-type="string" calcext:value-type="string">
            <text:p>77 avenue du général de Gaulle "Les Passerelles" ,37 800 , SAINTE-MAURE-DE-TOURAINE</text:p>
          </table:table-cell>
          <table:table-cell office:value-type="string" calcext:value-type="string">
            <text:p>{ <text:s text:c="2"/>"results" : [], <text:s text:c="2"/>"status" : "ZERO_RESULTS"}</text:p>
          </table:table-cell>
          <table:table-cell office:value-type="string" calcext:value-type="string">
            <text:p>47.10879,0.61465</text:p>
          </table:table-cell>
          <table:table-cell office:value-type="string" calcext:value-type="string">
            <text:p>02 47 65 67 50</text:p>
          </table:table-cell>
          <table:table-cell office:value-type="string" calcext:value-type="string">
            <text:p>asept.saintemaure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E-MAURE DE TOURAINE</text:p>
          </table:table-cell>
          <table:table-cell office:value-type="string" calcext:value-type="string">
            <text:p>CHINON</text:p>
          </table:table-cell>
          <table:table-cell office:value-type="float" office:value="33.74" calcext:value-type="float">
            <text:p>33,74</text:p>
          </table:table-cell>
          <table:table-cell office:value-type="float" office:value="6" calcext:value-type="float">
            <text:p>6</text:p>
          </table:table-cell>
          <table:table-cell office:value-type="float" office:value="18409.19" calcext:value-type="float">
            <text:p>18409,19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650.8" calcext:value-type="float">
            <text:p>650,8</text:p>
          </table:table-cell>
          <table:table-cell office:value-type="float" office:value="25" calcext:value-type="float">
            <text:p>25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atiments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2250.75" calcext:value-type="float">
            <text:p>2250,75</text:p>
          </table:table-cell>
          <table:table-cell office:value-type="float" office:value="45" calcext:value-type="float">
            <text:p>45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2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148.5" calcext:value-type="float">
            <text:p>148,5</text:p>
          </table:table-cell>
          <table:table-cell office:value-type="float" office:value="6" calcext:value-type="float">
            <text:p>6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5690.57" calcext:value-type="float">
            <text:p>5690,57</text:p>
          </table:table-cell>
          <table:table-cell office:value-type="float" office:value="64" calcext:value-type="float">
            <text:p>64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5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2463.66" calcext:value-type="float">
            <text:p>2463,66</text:p>
          </table:table-cell>
          <table:table-cell office:value-type="float" office:value="35" calcext:value-type="float">
            <text:p>35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3 rue Félix Nadar</text:p>
          </table:table-cell>
          <table:table-cell office:value-type="string" calcext:value-type="string">
            <text:p>37 100 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 rue Félix Nadar,37 100 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Félix Nadar", <text:s text:c="14"/>"short_name" : "Rue Félix Nadar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00", <text:s text:c="14"/>"short_name" : "37100", <text:s text:c="14"/>"types" : [ "postal_code" ] <text:s text:c="11"/>} <text:s text:c="8"/>], <text:s text:c="8"/>"formatted_address" : "3 Rue Félix Nadar, 37100 Tours, France", <text:s text:c="8"/>"geometry" : { <text:s text:c="11"/>"bounds" : { <text:s text:c="14"/>"northeast" : { <text:s text:c="17"/>"lat" : 47.4095852, <text:s text:c="17"/>"lng" : 0.6885104 <text:s text:c="14"/>}, <text:s text:c="14"/>"southwest" : { <text:s text:c="17"/>"lat" : 47.4095732, <text:s text:c="17"/>"lng" : 0.6885055 <text:s text:c="14"/>} <text:s text:c="11"/>}, <text:s text:c="11"/>"location" : { <text:s text:c="14"/>"lat" : 47.4095732, <text:s text:c="14"/>"lng" : 0.6885055 <text:s text:c="11"/>}, <text:s text:c="11"/>"location_type" : "RANGE_INTERPOLATED", <text:s text:c="11"/>"viewport" : { <text:s text:c="14"/>"northeast" : { <text:s text:c="17"/>"lat" : 47.4109281802915, <text:s text:c="17"/>"lng" : 0.6898569302915021 <text:s text:c="14"/>}, <text:s text:c="14"/>"southwest" : { <text:s text:c="17"/>"lat" : 47.4082302197085, <text:s text:c="17"/>"lng" : 0.687158969708498 <text:s text:c="14"/>} <text:s text:c="11"/>} <text:s text:c="8"/>}, <text:s text:c="8"/>"partial_match" : true, <text:s text:c="8"/>"place_id" : "EiczIFJ1ZSBGw6lsaXggTmFkYXIsIDM3MT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95732,0.6885055</text:p>
          </table:table-cell>
          <table:table-cell office:value-type="string" calcext:value-type="string">
            <text:p>02.47.52.79.50</text:p>
          </table:table-cell>
          <table:table-cell office:value-type="string" calcext:value-type="string">
            <text:p>aser37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AGGLO</text:p>
          </table:table-cell>
          <table:table-cell office:value-type="float" office:value="193.5" calcext:value-type="float">
            <text:p>193,5</text:p>
          </table:table-cell>
          <table:table-cell office:value-type="float" office:value="13" calcext:value-type="float">
            <text:p>13</text:p>
          </table:table-cell>
          <table:table-cell office:value-type="float" office:value="11397.78" calcext:value-type="float">
            <text:p>11397,78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3120" calcext:value-type="float">
            <text:p>3120</text:p>
          </table:table-cell>
          <table:table-cell office:value-type="float" office:value="21" calcext:value-type="float">
            <text:p>21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Edition et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11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269" calcext:value-type="float">
            <text:p>1269</text:p>
          </table:table-cell>
          <table:table-cell office:value-type="float" office:value="10" calcext:value-type="float">
            <text:p>10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11414" calcext:value-type="float">
            <text:p>11414</text:p>
          </table:table-cell>
          <table:table-cell office:value-type="float" office:value="54" calcext:value-type="float">
            <text:p>54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4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4910" calcext:value-type="float">
            <text:p>4910</text:p>
          </table:table-cell>
          <table:table-cell office:value-type="float" office:value="67" calcext:value-type="float">
            <text:p>67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3878" calcext:value-type="float">
            <text:p>3878</text:p>
          </table:table-cell>
          <table:table-cell office:value-type="float" office:value="17" calcext:value-type="float">
            <text:p>17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ASSOCIATION TRAVAIL SOLIDARITE</text:p>
          </table:table-cell>
          <table:table-cell office:value-type="string" calcext:value-type="string">
            <text:p>29 avenue de la gare </text:p>
          </table:table-cell>
          <table:table-cell office:value-type="string" calcext:value-type="string">
            <text:p>37 250 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29 avenue de la gare ,37 250 , MONTBAZ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9", <text:s text:c="14"/>"short_name" : "29", <text:s text:c="14"/>"types" : [ "street_number" ] <text:s text:c="11"/>}, <text:s text:c="11"/>{ <text:s text:c="14"/>"long_name" : "Avenue de la Gare", <text:s text:c="14"/>"short_name" : "Avenue de la Gare", <text:s text:c="14"/>"types" : [ "route" ] <text:s text:c="11"/>}, <text:s text:c="11"/>{ <text:s text:c="14"/>"long_name" : "Montbazon", <text:s text:c="14"/>"short_name" : "Montbaz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50", <text:s text:c="14"/>"short_name" : "37250", <text:s text:c="14"/>"types" : [ "postal_code" ] <text:s text:c="11"/>} <text:s text:c="8"/>], <text:s text:c="8"/>"formatted_address" : "29 Avenue de la Gare, 37250 Montbazon, France", <text:s text:c="8"/>"geometry" : { <text:s text:c="11"/>"bounds" : { <text:s text:c="14"/>"northeast" : { <text:s text:c="17"/>"lat" : 47.2914891, <text:s text:c="17"/>"lng" : 0.7210021999999999 <text:s text:c="14"/>}, <text:s text:c="14"/>"southwest" : { <text:s text:c="17"/>"lat" : 47.291483, <text:s text:c="17"/>"lng" : 0.7209862 <text:s text:c="14"/>} <text:s text:c="11"/>}, <text:s text:c="11"/>"location" : { <text:s text:c="14"/>"lat" : 47.291483, <text:s text:c="14"/>"lng" : 0.7210021999999999 <text:s text:c="11"/>}, <text:s text:c="11"/>"location_type" : "RANGE_INTERPOLATED", <text:s text:c="11"/>"viewport" : { <text:s text:c="14"/>"northeast" : { <text:s text:c="17"/>"lat" : 47.2928350302915, <text:s text:c="17"/>"lng" : 0.722343180291502 <text:s text:c="14"/>}, <text:s text:c="14"/>"southwest" : { <text:s text:c="17"/>"lat" : 47.2901370697085, <text:s text:c="17"/>"lng" : 0.7196452197084979 <text:s text:c="14"/>} <text:s text:c="11"/>} <text:s text:c="8"/>}, <text:s text:c="8"/>"partial_match" : true, <text:s text:c="8"/>"place_id" : "Ei0yOSBBdmVudWUgZGUgbGEgR2FyZSwgMzcyNTAgTW9udGJhem9u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91483,0.7210021999999999</text:p>
          </table:table-cell>
          <table:table-cell office:value-type="string" calcext:value-type="string">
            <text:p>02.47.65.92.52</text:p>
          </table:table-cell>
          <table:table-cell office:value-type="string" calcext:value-type="string">
            <text:p>accueil.ats@espacemploi.inf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BAZON</text:p>
          </table:table-cell>
          <table:table-cell office:value-type="string" calcext:value-type="string">
            <text:p>LOCHES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5922.6" calcext:value-type="float">
            <text:p>5922,6</text:p>
          </table:table-cell>
          <table:table-cell office:value-type="float" office:value="19" calcext:value-type="float">
            <text:p>19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2112.61" calcext:value-type="float">
            <text:p>2112,61</text:p>
          </table:table-cell>
          <table:table-cell office:value-type="float" office:value="6" calcext:value-type="float">
            <text:p>6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Edition et communication</text:p>
          </table:table-cell>
          <table:table-cell office:value-type="string" calcext:value-type="string">
            <text:p>Animation de site multimédia</text:p>
          </table:table-cell>
          <table:table-cell office:value-type="string" calcext:value-type="string">
            <text:p>E1101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2801.98" calcext:value-type="float">
            <text:p>2801,98</text:p>
          </table:table-cell>
          <table:table-cell office:value-type="float" office:value="5" calcext:value-type="float">
            <text:p>5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Montage d'agencements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1435.98" calcext:value-type="float">
            <text:p>1435,98</text:p>
          </table:table-cell>
          <table:table-cell office:value-type="float" office:value="7" calcext:value-type="float">
            <text:p>7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4440.65" calcext:value-type="float">
            <text:p>4440,65</text:p>
          </table:table-cell>
          <table:table-cell office:value-type="float" office:value="10" calcext:value-type="float">
            <text:p>10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Assemblage d'ouvrages en bois</text:p>
          </table:table-cell>
          <table:table-cell office:value-type="string" calcext:value-type="string">
            <text:p>H2201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3173.63" calcext:value-type="float">
            <text:p>3173,63</text:p>
          </table:table-cell>
          <table:table-cell office:value-type="float" office:value="7" calcext:value-type="float">
            <text:p>7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CASTELRENAUDAIS INSERTION (CRI)</text:p>
          </table:table-cell>
          <table:table-cell office:value-type="string" calcext:value-type="string">
            <text:p>6 rue Pasteur</text:p>
          </table:table-cell>
          <table:table-cell office:value-type="string" calcext:value-type="string">
            <text:p>37 110 </text:p>
          </table:table-cell>
          <table:table-cell office:value-type="string" calcext:value-type="string">
            <text:p>CHÂTEAU-RENAULT</text:p>
          </table:table-cell>
          <table:table-cell office:value-type="string" calcext:value-type="string">
            <text:p>6 rue Pasteur,37 110 , CHÂTEAU-RENAULT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Château-Renault", <text:s text:c="14"/>"short_name" : "Château-Renault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Château-Renault, France", <text:s text:c="8"/>"geometry" : { <text:s text:c="11"/>"location" : { <text:s text:c="14"/>"lat" : 47.5910906, <text:s text:c="14"/>"lng" : 0.9058472 <text:s text:c="11"/>}, <text:s text:c="11"/>"location_type" : "ROOFTOP", <text:s text:c="11"/>"viewport" : { <text:s text:c="14"/>"northeast" : { <text:s text:c="17"/>"lat" : 47.5924395802915, <text:s text:c="17"/>"lng" : 0.907196180291502 <text:s text:c="14"/>}, <text:s text:c="14"/>"southwest" : { <text:s text:c="17"/>"lat" : 47.58974161970851, <text:s text:c="17"/>"lng" : 0.9044982197084979 <text:s text:c="14"/>} <text:s text:c="11"/>} <text:s text:c="8"/>}, <text:s text:c="8"/>"partial_match" : true, <text:s text:c="8"/>"place_id" : "ChIJM1Er8bIw40cRRDRr0zXEEEE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chauve", <text:s text:c="14"/>"short_name" : "Villechauve", <text:s text:c="14"/>"types" : [ "locality", "political" ] <text:s text:c="11"/>}, <text:s text:c="11"/>{ <text:s text:c="14"/>"long_name" : "Loir-et-Cher", <text:s text:c="14"/>"short_name" : "41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41310", <text:s text:c="14"/>"short_name" : "41310", <text:s text:c="14"/>"types" : [ "postal_code" ] <text:s text:c="11"/>} <text:s text:c="8"/>], <text:s text:c="8"/>"formatted_address" : "37 Rue Pasteur, 41310 Villechauve, France", <text:s text:c="8"/>"geometry" : { <text:s text:c="11"/>"bounds" : { <text:s text:c="14"/>"northeast" : { <text:s text:c="17"/>"lat" : 47.6459404, <text:s text:c="17"/>"lng" : 0.9435212000000001 <text:s text:c="14"/>}, <text:s text:c="14"/>"southwest" : { <text:s text:c="17"/>"lat" : 47.6459361, <text:s text:c="17"/>"lng" : 0.9435040000000001 <text:s text:c="14"/>} <text:s text:c="11"/>}, <text:s text:c="11"/>"location" : { <text:s text:c="14"/>"lat" : 47.6459404, <text:s text:c="14"/>"lng" : 0.9435212000000001 <text:s text:c="11"/>}, <text:s text:c="11"/>"location_type" : "RANGE_INTERPOLATED", <text:s text:c="11"/>"viewport" : { <text:s text:c="14"/>"northeast" : { <text:s text:c="17"/>"lat" : 47.6472872302915, <text:s text:c="17"/>"lng" : 0.944861580291502 <text:s text:c="14"/>}, <text:s text:c="14"/>"southwest" : { <text:s text:c="17"/>"lat" : 47.6445892697085, <text:s text:c="17"/>"lng" : 0.9421636197084979 <text:s text:c="14"/>} <text:s text:c="11"/>} <text:s text:c="8"/>}, <text:s text:c="8"/>"partial_match" : true, <text:s text:c="8"/>"place_id" : "EikzNyBSdWUgUGFzdGV1ciwgNDEzMTAgVmlsbGVjaGF1dmUsIEZyYW5jZQ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37 Rue Pasteur, 37110 Villedômer, France", <text:s text:c="8"/>"geometry" : { <text:s text:c="11"/>"location" : { <text:s text:c="14"/>"lat" : 47.5476458, <text:s text:c="14"/>"lng" : 0.8799045 <text:s text:c="11"/>}, <text:s text:c="11"/>"location_type" : "ROOFTOP", <text:s text:c="11"/>"viewport" : { <text:s text:c="14"/>"northeast" : { <text:s text:c="17"/>"lat" : 47.54899478029149, <text:s text:c="17"/>"lng" : 0.8812534802915021 <text:s text:c="14"/>}, <text:s text:c="14"/>"southwest" : { <text:s text:c="17"/>"lat" : 47.54629681970849, <text:s text:c="17"/>"lng" : 0.878555519708498 <text:s text:c="14"/>} <text:s text:c="11"/>} <text:s text:c="8"/>}, <text:s text:c="8"/>"partial_match" : true, <text:s text:c="8"/>"place_id" : "ChIJudgB7RMx40cR4AhC3OaWpAU", <text:s text:c="8"/>"types" : [ "street_address" ] <text:s text:c="5"/>}, <text:s text:c="5"/>{ <text:s text:c="8"/>"address_components" : [ <text:s text:c="11"/>{ <text:s text:c="14"/>"long_name" : "6", <text:s text:c="14"/>"short_name" : "6", <text:s text:c="14"/>"types" : [ "street_number" ] <text:s text:c="11"/>}, <text:s text:c="11"/>{ <text:s text:c="14"/>"long_name" : "Rue Pasteur", <text:s text:c="14"/>"short_name" : "Rue Pasteur", <text:s text:c="14"/>"types" : [ "route" ] <text:s text:c="11"/>}, <text:s text:c="11"/>{ <text:s text:c="14"/>"long_name" : "Villedômer", <text:s text:c="14"/>"short_name" : "Villedômer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10", <text:s text:c="14"/>"short_name" : "37110", <text:s text:c="14"/>"types" : [ "postal_code" ] <text:s text:c="11"/>} <text:s text:c="8"/>], <text:s text:c="8"/>"formatted_address" : "6 Rue Pasteur, 37110 Villedômer, France", <text:s text:c="8"/>"geometry" : { <text:s text:c="11"/>"location" : { <text:s text:c="14"/>"lat" : 47.5462615, <text:s text:c="14"/>"lng" : 0.8881336 <text:s text:c="11"/>}, <text:s text:c="11"/>"location_type" : "ROOFTOP", <text:s text:c="11"/>"viewport" : { <text:s text:c="14"/>"northeast" : { <text:s text:c="17"/>"lat" : 47.5476104802915, <text:s text:c="17"/>"lng" : 0.8894825802915021 <text:s text:c="14"/>}, <text:s text:c="14"/>"southwest" : { <text:s text:c="17"/>"lat" : 47.5449125197085, <text:s text:c="17"/>"lng" : 0.886784619708498 <text:s text:c="14"/>} <text:s text:c="11"/>} <text:s text:c="8"/>}, <text:s text:c="8"/>"partial_match" : true, <text:s text:c="8"/>"place_id" : "ChIJ7yxaUz4x40cRKoxmj3F0JF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5910906,0.9058472</text:p>
          </table:table-cell>
          <table:table-cell office:value-type="string" calcext:value-type="string">
            <text:p>02.47.56.24.60</text:p>
          </table:table-cell>
          <table:table-cell office:value-type="string" calcext:value-type="string">
            <text:p>associationcri@wanado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ATEAU RENAULT</text:p>
          </table:table-cell>
          <table:table-cell office:value-type="string" calcext:value-type="string">
            <text:p>AMBOISE</text:p>
          </table:table-cell>
          <table:table-cell office:value-type="float" office:value="2940.53" calcext:value-type="float">
            <text:p>2940,53</text:p>
          </table:table-cell>
          <table:table-cell office:value-type="float" office:value="5" calcext:value-type="float">
            <text:p>5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1963" calcext:value-type="float">
            <text:p>1963</text:p>
          </table:table-cell>
          <table:table-cell office:value-type="float" office:value="23" calcext:value-type="float">
            <text:p>23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fermetures menuisées</text:p>
          </table:table-cell>
          <table:table-cell office:value-type="string" calcext:value-type="string">
            <text:p>F1607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10543" calcext:value-type="float">
            <text:p>10543</text:p>
          </table:table-cell>
          <table:table-cell office:value-type="float" office:value="61" calcext:value-type="float">
            <text:p>61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5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3409" calcext:value-type="float">
            <text:p>3409</text:p>
          </table:table-cell>
          <table:table-cell office:value-type="float" office:value="37" calcext:value-type="float">
            <text:p>37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Sécurité privée</text:p>
          </table:table-cell>
          <table:table-cell office:value-type="string" calcext:value-type="string">
            <text:p>Sécurité et surveillance privées</text:p>
          </table:table-cell>
          <table:table-cell office:value-type="string" calcext:value-type="string">
            <text:p>K2503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CHAMBRAY EMPLOI</text:p>
          </table:table-cell>
          <table:table-cell office:value-type="string" calcext:value-type="string">
            <text:p>22 avenue des Platanes </text:p>
          </table:table-cell>
          <table:table-cell office:value-type="string" calcext:value-type="string">
            <text:p>37 170 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22 avenue des Platanes ,37 170 , CHAMBRAY-LES-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2", <text:s text:c="14"/>"short_name" : "22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22 Avenue des Platanes, 37170 Chambray-lès-Tours, France", <text:s text:c="8"/>"geometry" : { <text:s text:c="11"/>"location" : { <text:s text:c="14"/>"lat" : 47.3400909, <text:s text:c="14"/>"lng" : 0.714855 <text:s text:c="11"/>}, <text:s text:c="11"/>"location_type" : "ROOFTOP", <text:s text:c="11"/>"viewport" : { <text:s text:c="14"/>"northeast" : { <text:s text:c="17"/>"lat" : 47.3414398802915, <text:s text:c="17"/>"lng" : 0.7162039802915021 <text:s text:c="14"/>}, <text:s text:c="14"/>"southwest" : { <text:s text:c="17"/>"lat" : 47.3387419197085, <text:s text:c="17"/>"lng" : 0.7135060197084979 <text:s text:c="14"/>} <text:s text:c="11"/>} <text:s text:c="8"/>}, <text:s text:c="8"/>"partial_match" : true, <text:s text:c="8"/>"place_id" : "ChIJO1LEo8LW_EcR2q7o7Um_4Ug", <text:s text:c="8"/>"types" : [ "street_address" ] <text:s text:c="5"/>},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Avenue des Platanes", <text:s text:c="14"/>"short_name" : "Avenue des Platanes", <text:s text:c="14"/>"types" : [ "route" ] <text:s text:c="11"/>},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70", <text:s text:c="14"/>"short_name" : "37170", <text:s text:c="14"/>"types" : [ "postal_code" ] <text:s text:c="11"/>} <text:s text:c="8"/>], <text:s text:c="8"/>"formatted_address" : "37 Avenue des Platanes, 37170 Chambray-lès-Tours, France", <text:s text:c="8"/>"geometry" : { <text:s text:c="11"/>"location" : { <text:s text:c="14"/>"lat" : 47.3428637, <text:s text:c="14"/>"lng" : 0.7174286 <text:s text:c="11"/>}, <text:s text:c="11"/>"location_type" : "ROOFTOP", <text:s text:c="11"/>"viewport" : { <text:s text:c="14"/>"northeast" : { <text:s text:c="17"/>"lat" : 47.34421268029149, <text:s text:c="17"/>"lng" : 0.7187775802915021 <text:s text:c="14"/>}, <text:s text:c="14"/>"southwest" : { <text:s text:c="17"/>"lat" : 47.3415147197085, <text:s text:c="17"/>"lng" : 0.716079619708498 <text:s text:c="14"/>} <text:s text:c="11"/>} <text:s text:c="8"/>}, <text:s text:c="8"/>"partial_match" : true, <text:s text:c="8"/>"place_id" : "ChIJbZArysPW_EcRYidFlbJt0Zk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00909,0.714855</text:p>
          </table:table-cell>
          <table:table-cell office:value-type="string" calcext:value-type="string">
            <text:p>02.47.71.95.31</text:p>
          </table:table-cell>
          <table:table-cell office:value-type="string" calcext:value-type="string">
            <text:p>admin@chambrayemploi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HAMBRAY-LES-TOURS</text:p>
          </table:table-cell>
          <table:table-cell office:value-type="string" calcext:value-type="string">
            <text:p>AGGLO</text:p>
          </table:table-cell>
          <table:table-cell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office:value-type="float" office:value="18605" calcext:value-type="float">
            <text:p>18605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1711.5" calcext:value-type="float">
            <text:p>1711,5</text:p>
          </table:table-cell>
          <table:table-cell office:value-type="float" office:value="20" calcext:value-type="float">
            <text:p>20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395.5" calcext:value-type="float">
            <text:p>395,5</text:p>
          </table:table-cell>
          <table:table-cell office:value-type="float" office:value="11" calcext:value-type="float">
            <text:p>11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1860.5" calcext:value-type="float">
            <text:p>1860,5</text:p>
          </table:table-cell>
          <table:table-cell office:value-type="float" office:value="17" calcext:value-type="float">
            <text:p>17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3748.5" calcext:value-type="float">
            <text:p>3748,5</text:p>
          </table:table-cell>
          <table:table-cell office:value-type="float" office:value="31" calcext:value-type="float">
            <text:p>31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3686" calcext:value-type="float">
            <text:p>3686</text:p>
          </table:table-cell>
          <table:table-cell office:value-type="float" office:value="30" calcext:value-type="float">
            <text:p>30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MULTI-SERVICES</text:p>
          </table:table-cell>
          <table:table-cell office:value-type="string" calcext:value-type="string">
            <text:p>15 boulevard Paul-Louis Courier </text:p>
          </table:table-cell>
          <table:table-cell office:value-type="string" calcext:value-type="string">
            <text:p>37 500 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15 boulevard Paul-Louis Courier ,37 500 , CHIN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5", <text:s text:c="14"/>"short_name" : "15", <text:s text:c="14"/>"types" : [ "street_number" ] <text:s text:c="11"/>}, <text:s text:c="11"/>{ <text:s text:c="14"/>"long_name" : "Boulevard Paul Louis Courier", <text:s text:c="14"/>"short_name" : "Boulevard Paul Louis Courier", <text:s text:c="14"/>"types" : [ "route" ] <text:s text:c="11"/>}, <text:s text:c="11"/>{ <text:s text:c="14"/>"long_name" : "Chinon", <text:s text:c="14"/>"short_name" : "Chin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00", <text:s text:c="14"/>"short_name" : "37500", <text:s text:c="14"/>"types" : [ "postal_code" ] <text:s text:c="11"/>} <text:s text:c="8"/>], <text:s text:c="8"/>"formatted_address" : "15 Boulevard Paul Louis Courier, 37500 Chinon, France", <text:s text:c="8"/>"geometry" : { <text:s text:c="11"/>"location" : { <text:s text:c="14"/>"lat" : 47.1651564, <text:s text:c="14"/>"lng" : 0.2488605 <text:s text:c="11"/>}, <text:s text:c="11"/>"location_type" : "ROOFTOP", <text:s text:c="11"/>"viewport" : { <text:s text:c="14"/>"northeast" : { <text:s text:c="17"/>"lat" : 47.1665053802915, <text:s text:c="17"/>"lng" : 0.250209480291502 <text:s text:c="14"/>}, <text:s text:c="14"/>"southwest" : { <text:s text:c="17"/>"lat" : 47.1638074197085, <text:s text:c="17"/>"lng" : 0.2475115197084979 <text:s text:c="14"/>} <text:s text:c="11"/>} <text:s text:c="8"/>}, <text:s text:c="8"/>"partial_match" : true, <text:s text:c="8"/>"place_id" : "ChIJOT9wYo9B_UcRM2yzJCY0U3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651564,0.2488605</text:p>
          </table:table-cell>
          <table:table-cell office:value-type="string" calcext:value-type="string">
            <text:p>02.47.93.31.17</text:p>
          </table:table-cell>
          <table:table-cell office:value-type="string" calcext:value-type="string">
            <text:p>chinon.multi-services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CHINON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Réalisation - installation d'ossatures bois</text:p>
          </table:table-cell>
          <table:table-cell office:value-type="string" calcext:value-type="string">
            <text:p>F1503</text:p>
          </table:table-cell>
          <table:table-cell office:value-type="string" calcext:value-type="string">
            <text:p>CONSTRUIR'ECO</text:p>
          </table:table-cell>
          <table:table-cell office:value-type="string" calcext:value-type="string">
            <text:p>"Roucheux" </text:p>
          </table:table-cell>
          <table:table-cell office:value-type="string" calcext:value-type="string">
            <text:p>37 530 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"Roucheux" ,37 530 , MONTREUIL-EN-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23.27.81</text:p>
          </table:table-cell>
          <table:table-cell office:value-type="string" calcext:value-type="string">
            <text:p>construireco@gmail.co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4821" calcext:value-type="float">
            <text:p>4821</text:p>
          </table:table-cell>
          <table:table-cell office:value-type="float" office:value="3" calcext:value-type="float">
            <text:p>3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5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ravaux d'étanchéité et d'isolation</text:p>
          </table:table-cell>
          <table:table-cell office:value-type="string" calcext:value-type="string">
            <text:p>F1613</text:p>
          </table:table-cell>
          <table:table-cell office:value-type="string" calcext:value-type="string">
            <text:p>CONSTRUIR'ECO</text:p>
          </table:table-cell>
          <table:table-cell office:value-type="string" calcext:value-type="string">
            <text:p>"Roucheux" </text:p>
          </table:table-cell>
          <table:table-cell office:value-type="string" calcext:value-type="string">
            <text:p>37 530 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"Roucheux" ,37 530 , MONTREUIL-EN-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23.27.81</text:p>
          </table:table-cell>
          <table:table-cell office:value-type="string" calcext:value-type="string">
            <text:p>construireco@gmail.co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CONSTRUIR'ECO</text:p>
          </table:table-cell>
          <table:table-cell office:value-type="string" calcext:value-type="string">
            <text:p>"Roucheux" </text:p>
          </table:table-cell>
          <table:table-cell office:value-type="string" calcext:value-type="string">
            <text:p>37 530 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"Roucheux" ,37 530 , MONTREUIL-EN-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23.27.81</text:p>
          </table:table-cell>
          <table:table-cell office:value-type="string" calcext:value-type="string">
            <text:p>construireco@gmail.co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214" calcext:value-type="float">
            <text:p>3214</text:p>
          </table:table-cell>
          <table:table-cell office:value-type="float" office:value="2" calcext:value-type="float">
            <text:p>2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DECLIC</text:p>
          </table:table-cell>
          <table:table-cell office:value-type="string" calcext:value-type="string">
            <text:p>161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E les tours</text:p>
          </table:table-cell>
          <table:table-cell office:value-type="string" calcext:value-type="string">
            <text:p>161 rue de chantepie,37300.0, JOUE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61", <text:s text:c="14"/>"short_name" : "161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61 Rue de Chantepie, 37300 Joué-lès-Tours, France", <text:s text:c="8"/>"geometry" : { <text:s text:c="11"/>"location" : { <text:s text:c="14"/>"lat" : 47.3479112, <text:s text:c="14"/>"lng" : 0.6525493999999999 <text:s text:c="11"/>}, <text:s text:c="11"/>"location_type" : "ROOFTOP", <text:s text:c="11"/>"viewport" : { <text:s text:c="14"/>"northeast" : { <text:s text:c="17"/>"lat" : 47.34926018029149, <text:s text:c="17"/>"lng" : 0.653898380291502 <text:s text:c="14"/>}, <text:s text:c="14"/>"southwest" : { <text:s text:c="17"/>"lat" : 47.3465622197085, <text:s text:c="17"/>"lng" : 0.651200419708498 <text:s text:c="14"/>} <text:s text:c="11"/>} <text:s text:c="8"/>}, <text:s text:c="8"/>"partial_match" : true, <text:s text:c="8"/>"place_id" : "ChIJX4qUjN8p_UcRDvuGUKqZCK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79112,0.6525494</text:p>
          </table:table-cell>
          <table:table-cell office:value-type="string" calcext:value-type="string">
            <text:p>02.47.78.50.50</text:p>
          </table:table-cell>
          <table:table-cell office:value-type="string" calcext:value-type="string">
            <text:p>declic@9business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5168" calcext:value-type="float">
            <text:p>15168</text:p>
          </table:table-cell>
          <table:table-cell office:value-type="float" office:value="16" calcext:value-type="float">
            <text:p>16</text:p>
          </table:table-cell>
          <table:table-cell office:value-type="float" office:value="16375" calcext:value-type="float">
            <text:p>16375</text:p>
          </table:table-cell>
          <table:table-cell office:value-type="string" calcext:value-type="string">
            <text:p>9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DECLIC</text:p>
          </table:table-cell>
          <table:table-cell office:value-type="string" calcext:value-type="string">
            <text:p>161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E les tours</text:p>
          </table:table-cell>
          <table:table-cell office:value-type="string" calcext:value-type="string">
            <text:p>161 rue de chantepie,37300.0, JOUE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61", <text:s text:c="14"/>"short_name" : "161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61 Rue de Chantepie, 37300 Joué-lès-Tours, France", <text:s text:c="8"/>"geometry" : { <text:s text:c="11"/>"location" : { <text:s text:c="14"/>"lat" : 47.3479112, <text:s text:c="14"/>"lng" : 0.6525493999999999 <text:s text:c="11"/>}, <text:s text:c="11"/>"location_type" : "ROOFTOP", <text:s text:c="11"/>"viewport" : { <text:s text:c="14"/>"northeast" : { <text:s text:c="17"/>"lat" : 47.34926018029149, <text:s text:c="17"/>"lng" : 0.653898380291502 <text:s text:c="14"/>}, <text:s text:c="14"/>"southwest" : { <text:s text:c="17"/>"lat" : 47.3465622197085, <text:s text:c="17"/>"lng" : 0.651200419708498 <text:s text:c="14"/>} <text:s text:c="11"/>} <text:s text:c="8"/>}, <text:s text:c="8"/>"partial_match" : true, <text:s text:c="8"/>"place_id" : "ChIJX4qUjN8p_UcRDvuGUKqZCK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79112,0.6525494</text:p>
          </table:table-cell>
          <table:table-cell office:value-type="string" calcext:value-type="string">
            <text:p>02.47.78.50.50</text:p>
          </table:table-cell>
          <table:table-cell office:value-type="string" calcext:value-type="string">
            <text:p>declic@9business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16375" calcext:value-type="float">
            <text:p>16375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10358" calcext:value-type="float">
            <text:p>10358</text:p>
          </table:table-cell>
          <table:table-cell office:value-type="float" office:value="23" calcext:value-type="float">
            <text:p>23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4067" calcext:value-type="float">
            <text:p>4067</text:p>
          </table:table-cell>
          <table:table-cell office:value-type="float" office:value="6" calcext:value-type="float">
            <text:p>6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2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4284" calcext:value-type="float">
            <text:p>4284</text:p>
          </table:table-cell>
          <table:table-cell office:value-type="float" office:value="13" calcext:value-type="float">
            <text:p>13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AO CHINON</text:p>
          </table:table-cell>
          <table:table-cell office:value-type="string" calcext:value-type="string">
            <text:p>1 rue Maurice Raffault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savigny en véron</text:p>
          </table:table-cell>
          <table:table-cell office:value-type="string" calcext:value-type="string">
            <text:p>1 rue Maurice Raffault,37420.0, savigny en vé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Savigny-en-Véron", <text:s text:c="14"/>"short_name" : "Savigny-en-Vé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Savigny-en-Véron, France", <text:s text:c="8"/>"geometry" : { <text:s text:c="11"/>"bounds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, <text:s text:c="11"/>"location" : { <text:s text:c="14"/>"lat" : 47.200575, <text:s text:c="14"/>"lng" : 0.1451369 <text:s text:c="11"/>}, <text:s text:c="11"/>"location_type" : "APPROXIMATE", <text:s text:c="11"/>"viewport" : { <text:s text:c="14"/>"northeast" : { <text:s text:c="17"/>"lat" : 47.2368699, <text:s text:c="17"/>"lng" : 0.1633601 <text:s text:c="14"/>}, <text:s text:c="14"/>"southwest" : { <text:s text:c="17"/>"lat" : 47.181663, <text:s text:c="17"/>"lng" : 0.07922889999999999 <text:s text:c="14"/>} <text:s text:c="11"/>} <text:s text:c="8"/>}, <text:s text:c="8"/>"partial_match" : true, <text:s text:c="8"/>"place_id" : "ChIJT42gen5c_UcRYIU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200575,0.1451369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acichinon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naturels</text:p>
          </table:table-cell>
          <table:table-cell office:value-type="string" calcext:value-type="string">
            <text:p>A1202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3280" calcext:value-type="float">
            <text:p>13280</text:p>
          </table:table-cell>
          <table:table-cell office:value-type="float" office:value="27" calcext:value-type="float">
            <text:p>27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0585" calcext:value-type="float">
            <text:p>10585</text:p>
          </table:table-cell>
          <table:table-cell office:value-type="float" office:value="26" calcext:value-type="float">
            <text:p>26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23614" calcext:value-type="float">
            <text:p>23614</text:p>
          </table:table-cell>
          <table:table-cell office:value-type="float" office:value="42" calcext:value-type="float">
            <text:p>42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2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8338" calcext:value-type="float">
            <text:p>8338</text:p>
          </table:table-cell>
          <table:table-cell office:value-type="float" office:value="13" calcext:value-type="float">
            <text:p>13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21370" calcext:value-type="float">
            <text:p>21370</text:p>
          </table:table-cell>
          <table:table-cell office:value-type="float" office:value="40" calcext:value-type="float">
            <text:p>40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AO TOURS</text:p>
          </table:table-cell>
          <table:table-cell office:value-type="string" calcext:value-type="string">
            <text:p>40 rue Augustin Fresnel - ZI N°1</text:p>
          </table:table-cell>
          <table:table-cell office:value-type="float" office:value="37170" calcext:value-type="float">
            <text:p>37170</text:p>
          </table:table-cell>
          <table:table-cell office:value-type="string" calcext:value-type="string">
            <text:p>Chambray les tours</text:p>
          </table:table-cell>
          <table:table-cell office:value-type="string" calcext:value-type="string">
            <text:p>40 rue Augustin Fresnel - ZI N°1,37170.0, Chambray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Chambray-lès-Tours", <text:s text:c="14"/>"short_name" : "Chambray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Chambray-lès-Tours, France", <text:s text:c="8"/>"geometry" : { <text:s text:c="11"/>"bounds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, <text:s text:c="11"/>"location" : { <text:s text:c="14"/>"lat" : 47.3376625, <text:s text:c="14"/>"lng" : 0.7013087 <text:s text:c="11"/>}, <text:s text:c="11"/>"location_type" : "APPROXIMATE", <text:s text:c="11"/>"viewport" : { <text:s text:c="14"/>"northeast" : { <text:s text:c="17"/>"lat" : 47.354174, <text:s text:c="17"/>"lng" : 0.76655 <text:s text:c="14"/>}, <text:s text:c="14"/>"southwest" : { <text:s text:c="17"/>"lat" : 47.311545, <text:s text:c="17"/>"lng" : 0.6744121 <text:s text:c="14"/>} <text:s text:c="11"/>} <text:s text:c="8"/>}, <text:s text:c="8"/>"partial_match" : true, <text:s text:c="8"/>"place_id" : "ChIJWWbsPtnW_EcRIJE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376625,0.7013087</text:p>
          </table:table-cell>
          <table:table-cell office:value-type="string" calcext:value-type="string">
            <text:p>06.76.05.51.16</text:p>
          </table:table-cell>
          <table:table-cell office:value-type="string" calcext:value-type="string">
            <text:p>patrick.tauvel@entraideouvriere.org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6968" calcext:value-type="float">
            <text:p>36968</text:p>
          </table:table-cell>
          <table:table-cell office:value-type="float" office:value="68" calcext:value-type="float">
            <text:p>68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3381.75" calcext:value-type="float">
            <text:p>3381,75</text:p>
          </table:table-cell>
          <table:table-cell office:value-type="float" office:value="15" calcext:value-type="float">
            <text:p>15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Installation d'équipements sanitaires et thermiques</text:p>
          </table:table-cell>
          <table:table-cell office:value-type="string" calcext:value-type="string">
            <text:p>F1603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22.25" calcext:value-type="float">
            <text:p>22,25</text:p>
          </table:table-cell>
          <table:table-cell office:value-type="float" office:value="1" calcext:value-type="float">
            <text:p>1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260.5" calcext:value-type="float">
            <text:p>260,5</text:p>
          </table:table-cell>
          <table:table-cell office:value-type="float" office:value="2" calcext:value-type="float">
            <text:p>2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80.5" calcext:value-type="float">
            <text:p>180,5</text:p>
          </table:table-cell>
          <table:table-cell office:value-type="float" office:value="2" calcext:value-type="float">
            <text:p>2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6127.5" calcext:value-type="float">
            <text:p>6127,5</text:p>
          </table:table-cell>
          <table:table-cell office:value-type="float" office:value="39" calcext:value-type="float">
            <text:p>39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4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097.25" calcext:value-type="float">
            <text:p>1097,25</text:p>
          </table:table-cell>
          <table:table-cell office:value-type="float" office:value="20" calcext:value-type="float">
            <text:p>20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72.25" calcext:value-type="float">
            <text:p>72,25</text:p>
          </table:table-cell>
          <table:table-cell office:value-type="float" office:value="1" calcext:value-type="float">
            <text:p>1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NTRAIDE CANTONALE DE MONTLOUIS</text:p>
          </table:table-cell>
          <table:table-cell office:value-type="string" calcext:value-type="string">
            <text:p>9 rue de la république</text:p>
          </table:table-cell>
          <table:table-cell office:value-type="float" office:value="37270" calcext:value-type="float">
            <text:p>37270</text:p>
          </table:table-cell>
          <table:table-cell office:value-type="string" calcext:value-type="string">
            <text:p>Montlouis sur loire</text:p>
          </table:table-cell>
          <table:table-cell office:value-type="string" calcext:value-type="string">
            <text:p>9 rue de la république,37270.0, Montlouis sur loir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Montlouis-sur-Loire", <text:s text:c="14"/>"short_name" : "Montlouis-sur-Loir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70", <text:s text:c="14"/>"short_name" : "37270", <text:s text:c="14"/>"types" : [ "postal_code" ] <text:s text:c="11"/>} <text:s text:c="8"/>], <text:s text:c="8"/>"formatted_address" : "9 Rue de la République, 37270 Montlouis-sur-Loire, France", <text:s text:c="8"/>"geometry" : { <text:s text:c="11"/>"location" : { <text:s text:c="14"/>"lat" : 47.3882228, <text:s text:c="14"/>"lng" : 0.8310096 <text:s text:c="11"/>}, <text:s text:c="11"/>"location_type" : "ROOFTOP", <text:s text:c="11"/>"viewport" : { <text:s text:c="14"/>"northeast" : { <text:s text:c="17"/>"lat" : 47.3895717802915, <text:s text:c="17"/>"lng" : 0.8323585802915021 <text:s text:c="14"/>}, <text:s text:c="14"/>"southwest" : { <text:s text:c="17"/>"lat" : 47.38687381970851, <text:s text:c="17"/>"lng" : 0.829660619708498 <text:s text:c="14"/>} <text:s text:c="11"/>} <text:s text:c="8"/>}, <text:s text:c="8"/>"partial_match" : true, <text:s text:c="8"/>"place_id" : "ChIJ__2Yw5LN_EcRqhVst_Uzw3k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ernou-sur-Brenne", <text:s text:c="14"/>"short_name" : "Vernou-sur-Bren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ernou-sur-Brenne, France", <text:s text:c="8"/>"geometry" : { <text:s text:c="11"/>"location" : { <text:s text:c="14"/>"lat" : 47.42106, <text:s text:c="14"/>"lng" : 0.8469340999999999 <text:s text:c="11"/>}, <text:s text:c="11"/>"location_type" : "ROOFTOP", <text:s text:c="11"/>"viewport" : { <text:s text:c="14"/>"northeast" : { <text:s text:c="17"/>"lat" : 47.42240898029149, <text:s text:c="17"/>"lng" : 0.848283080291502 <text:s text:c="14"/>}, <text:s text:c="14"/>"southwest" : { <text:s text:c="17"/>"lat" : 47.41971101970849, <text:s text:c="17"/>"lng" : 0.8455851197084979 <text:s text:c="14"/>} <text:s text:c="11"/>} <text:s text:c="8"/>}, <text:s text:c="8"/>"partial_match" : true, <text:s text:c="8"/>"place_id" : "ChIJvZ6RSRHN_EcRMBFXna11mBI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Noizay", <text:s text:c="14"/>"short_name" : "Noiz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Noizay, France", <text:s text:c="8"/>"geometry" : { <text:s text:c="11"/>"location" : { <text:s text:c="14"/>"lat" : 47.4202342, <text:s text:c="14"/>"lng" : 0.8871078999999999 <text:s text:c="11"/>}, <text:s text:c="11"/>"location_type" : "ROOFTOP", <text:s text:c="11"/>"viewport" : { <text:s text:c="14"/>"northeast" : { <text:s text:c="17"/>"lat" : 47.42158318029149, <text:s text:c="17"/>"lng" : 0.888456880291502 <text:s text:c="14"/>}, <text:s text:c="14"/>"southwest" : { <text:s text:c="17"/>"lat" : 47.41888521970849, <text:s text:c="17"/>"lng" : 0.885758919708498 <text:s text:c="14"/>} <text:s text:c="11"/>} <text:s text:c="8"/>}, <text:s text:c="8"/>"partial_match" : true, <text:s text:c="8"/>"place_id" : "ChIJFWcQ4pPM_EcRgtLqWRJgfhs", <text:s text:c="8"/>"types" : [ "street_address" ] <text:s text:c="5"/>}, <text:s text:c="5"/>{ <text:s text:c="8"/>"address_components" : [ <text:s text:c="11"/>{ <text:s text:c="14"/>"long_name" : "9", <text:s text:c="14"/>"short_name" : "9", <text:s text:c="14"/>"types" : [ "street_number" ] <text:s text:c="11"/>}, <text:s text:c="11"/>{ <text:s text:c="14"/>"long_name" : "Rue de la République", <text:s text:c="14"/>"short_name" : "Rue de la République", <text:s text:c="14"/>"types" : [ "route" ] <text:s text:c="11"/>}, <text:s text:c="11"/>{ <text:s text:c="14"/>"long_name" : "Vouvray", <text:s text:c="14"/>"short_name" : "Vouvra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10", <text:s text:c="14"/>"short_name" : "37210", <text:s text:c="14"/>"types" : [ "postal_code" ] <text:s text:c="11"/>} <text:s text:c="8"/>], <text:s text:c="8"/>"formatted_address" : "9 Rue de la République, 37210 Vouvray, France", <text:s text:c="8"/>"geometry" : { <text:s text:c="11"/>"location" : { <text:s text:c="14"/>"lat" : 47.4123374, <text:s text:c="14"/>"lng" : 0.798458 <text:s text:c="11"/>}, <text:s text:c="11"/>"location_type" : "ROOFTOP", <text:s text:c="11"/>"viewport" : { <text:s text:c="14"/>"northeast" : { <text:s text:c="17"/>"lat" : 47.41368638029149, <text:s text:c="17"/>"lng" : 0.799806980291502 <text:s text:c="14"/>}, <text:s text:c="14"/>"southwest" : { <text:s text:c="17"/>"lat" : 47.4109884197085, <text:s text:c="17"/>"lng" : 0.7971090197084979 <text:s text:c="14"/>} <text:s text:c="11"/>} <text:s text:c="8"/>}, <text:s text:c="8"/>"partial_match" : true, <text:s text:c="8"/>"place_id" : "ChIJh7YhUfPS_EcRsKhnzkJNUU8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82228,0.8310096</text:p>
          </table:table-cell>
          <table:table-cell office:value-type="string" calcext:value-type="string">
            <text:p>02.47.45.19.31</text:p>
          </table:table-cell>
          <table:table-cell office:value-type="string" calcext:value-type="string">
            <text:p>ecm.montlouis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MONTLOUIS</text:p>
          </table:table-cell>
          <table:table-cell office:value-type="string" calcext:value-type="string">
            <text:p>AMBOISE</text:p>
          </table:table-cell>
          <table:table-cell office:value-type="float" office:value="1535.25" calcext:value-type="float">
            <text:p>1535,25</text:p>
          </table:table-cell>
          <table:table-cell office:value-type="float" office:value="16" calcext:value-type="float">
            <text:p>16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9712.5" calcext:value-type="float">
            <text:p>9712,5</text:p>
          </table:table-cell>
          <table:table-cell office:value-type="float" office:value="59" calcext:value-type="float">
            <text:p>59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légumière ou végéta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760.5" calcext:value-type="float">
            <text:p>760,5</text:p>
          </table:table-cell>
          <table:table-cell office:value-type="float" office:value="6" calcext:value-type="float">
            <text:p>6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alimentaire et métiers de bouche</text:p>
          </table:table-cell>
          <table:table-cell office:value-type="string" calcext:value-type="string">
            <text:p>Vente en alimentation</text:p>
          </table:table-cell>
          <table:table-cell office:value-type="string" calcext:value-type="string">
            <text:p>D1106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Coiffure</text:p>
          </table:table-cell>
          <table:table-cell office:value-type="string" calcext:value-type="string">
            <text:p>D12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30.75" calcext:value-type="float">
            <text:p>230,75</text:p>
          </table:table-cell>
          <table:table-cell office:value-type="float" office:value="4" calcext:value-type="float">
            <text:p>4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Électricité bâtiment</text:p>
          </table:table-cell>
          <table:table-cell office:value-type="string" calcext:value-type="string">
            <text:p>F16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003.75" calcext:value-type="float">
            <text:p>2003,75</text:p>
          </table:table-cell>
          <table:table-cell office:value-type="float" office:value="6" calcext:value-type="float">
            <text:p>6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revêtements rigides</text:p>
          </table:table-cell>
          <table:table-cell office:value-type="string" calcext:value-type="string">
            <text:p>F1608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504" calcext:value-type="float">
            <text:p>1504</text:p>
          </table:table-cell>
          <table:table-cell office:value-type="float" office:value="8" calcext:value-type="float">
            <text:p>8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'activités culturelles ou ludiques</text:p>
          </table:table-cell>
          <table:table-cell office:value-type="string" calcext:value-type="string">
            <text:p>G12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77.25" calcext:value-type="float">
            <text:p>277,25</text:p>
          </table:table-cell>
          <table:table-cell office:value-type="float" office:value="3" calcext:value-type="float">
            <text:p>3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polyvalent d'hôtellerie</text:p>
          </table:table-cell>
          <table:table-cell office:value-type="string" calcext:value-type="string">
            <text:p>G15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29.75" calcext:value-type="float">
            <text:p>229,75</text:p>
          </table:table-cell>
          <table:table-cell office:value-type="float" office:value="5" calcext:value-type="float">
            <text:p>5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en restauration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848.75" calcext:value-type="float">
            <text:p>848,75</text:p>
          </table:table-cell>
          <table:table-cell office:value-type="float" office:value="8" calcext:value-type="float">
            <text:p>8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è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61.25" calcext:value-type="float">
            <text:p>1361,25</text:p>
          </table:table-cell>
          <table:table-cell office:value-type="float" office:value="10" calcext:value-type="float">
            <text:p>10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8957.75" calcext:value-type="float">
            <text:p>18957,75</text:p>
          </table:table-cell>
          <table:table-cell office:value-type="float" office:value="89" calcext:value-type="float">
            <text:p>89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3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Lavage de vitres</text:p>
          </table:table-cell>
          <table:table-cell office:value-type="string" calcext:value-type="string">
            <text:p>K2202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13496" calcext:value-type="float">
            <text:p>13496</text:p>
          </table:table-cell>
          <table:table-cell office:value-type="float" office:value="85" calcext:value-type="float">
            <text:p>85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522.5" calcext:value-type="float">
            <text:p>522,5</text:p>
          </table:table-cell>
          <table:table-cell office:value-type="float" office:value="8" calcext:value-type="float">
            <text:p>8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88.5" calcext:value-type="float">
            <text:p>288,5</text:p>
          </table:table-cell>
          <table:table-cell office:value-type="float" office:value="3" calcext:value-type="float">
            <text:p>3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9844" calcext:value-type="float">
            <text:p>9844</text:p>
          </table:table-cell>
          <table:table-cell office:value-type="float" office:value="96" calcext:value-type="float">
            <text:p>96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de transport en commun sur route</text:p>
          </table:table-cell>
          <table:table-cell office:value-type="string" calcext:value-type="string">
            <text:p>N4103</text:p>
          </table:table-cell>
          <table:table-cell office:value-type="string" calcext:value-type="string">
            <text:p>ENTRAIDE LOCHOISE</text:p>
          </table:table-cell>
          <table:table-cell office:value-type="string" calcext:value-type="string">
            <text:p>23 rue des bigotteaux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3 rue des bigotteaux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3", <text:s text:c="14"/>"short_name" : "23", <text:s text:c="14"/>"types" : [ "street_number" ] <text:s text:c="11"/>}, <text:s text:c="11"/>{ <text:s text:c="14"/>"long_name" : "Rue des Bigotteaux", <text:s text:c="14"/>"short_name" : "Rue des Bigotteaux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3 Rue des Bigotteaux, 37600 Loches, France", <text:s text:c="8"/>"geometry" : { <text:s text:c="11"/>"location" : { <text:s text:c="14"/>"lat" : 47.1244557, <text:s text:c="14"/>"lng" : 0.9906290999999999 <text:s text:c="11"/>}, <text:s text:c="11"/>"location_type" : "ROOFTOP", <text:s text:c="11"/>"viewport" : { <text:s text:c="14"/>"northeast" : { <text:s text:c="17"/>"lat" : 47.1258046802915, <text:s text:c="17"/>"lng" : 0.991978080291502 <text:s text:c="14"/>}, <text:s text:c="14"/>"southwest" : { <text:s text:c="17"/>"lat" : 47.1231067197085, <text:s text:c="17"/>"lng" : 0.9892801197084979 <text:s text:c="14"/>} <text:s text:c="11"/>} <text:s text:c="8"/>}, <text:s text:c="8"/>"partial_match" : true, <text:s text:c="8"/>"place_id" : "ChIJ470leVuV_EcRt4RNAdZkUC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244557,0.9906290999999999</text:p>
          </table:table-cell>
          <table:table-cell office:value-type="string" calcext:value-type="string">
            <text:p>02.47.59.43.83</text:p>
          </table:table-cell>
          <table:table-cell office:value-type="string" calcext:value-type="string">
            <text:p>entraide.lochoise@wanadoo.fr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77.75" calcext:value-type="float">
            <text:p>277,75</text:p>
          </table:table-cell>
          <table:table-cell office:value-type="float" office:value="2" calcext:value-type="float">
            <text:p>2</text:p>
          </table:table-cell>
          <table:table-cell office:value-type="float" office:value="62327.5" calcext:value-type="float">
            <text:p>62327,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7188.75" calcext:value-type="float">
            <text:p>7188,75</text:p>
          </table:table-cell>
          <table:table-cell office:value-type="float" office:value="33" calcext:value-type="float">
            <text:p>33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2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4860.25" calcext:value-type="float">
            <text:p>4860,25</text:p>
          </table:table-cell>
          <table:table-cell office:value-type="float" office:value="20" calcext:value-type="float">
            <text:p>20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Professionnels médico-techniques</text:p>
          </table:table-cell>
          <table:table-cell office:value-type="string" calcext:value-type="string">
            <text:p>Personnel polyvalent des services hospitaliers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232.75" calcext:value-type="float">
            <text:p>232,75</text:p>
          </table:table-cell>
          <table:table-cell office:value-type="float" office:value="2" calcext:value-type="float">
            <text:p>2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4013" calcext:value-type="float">
            <text:p>4013</text:p>
          </table:table-cell>
          <table:table-cell office:value-type="float" office:value="21" calcext:value-type="float">
            <text:p>21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3657" calcext:value-type="float">
            <text:p>3657</text:p>
          </table:table-cell>
          <table:table-cell office:value-type="float" office:value="17" calcext:value-type="float">
            <text:p>17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ENTRAIDE TOURAINE DU SUD</text:p>
          </table:table-cell>
          <table:table-cell office:value-type="string" calcext:value-type="string">
            <text:p>18 rue le savoureulx</text:p>
          </table:table-cell>
          <table:table-cell office:value-type="float" office:value="37350" calcext:value-type="float">
            <text:p>37350</text:p>
          </table:table-cell>
          <table:table-cell office:value-type="string" calcext:value-type="string">
            <text:p>le petit pressigny </text:p>
          </table:table-cell>
          <table:table-cell office:value-type="string" calcext:value-type="string">
            <text:p>18 rue le savoureulx,37350.0, le petit pressigny 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u Savoureulx", <text:s text:c="14"/>"short_name" : "Rue du Savoureulx", <text:s text:c="14"/>"types" : [ "route" ] <text:s text:c="11"/>}, <text:s text:c="11"/>{ <text:s text:c="14"/>"long_name" : "Le Petit-Pressigny", <text:s text:c="14"/>"short_name" : "Le Petit-Pressigny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50", <text:s text:c="14"/>"short_name" : "37350", <text:s text:c="14"/>"types" : [ "postal_code" ] <text:s text:c="11"/>} <text:s text:c="8"/>], <text:s text:c="8"/>"formatted_address" : "18 Rue du Savoureulx, 37350 Le Petit-Pressigny, France", <text:s text:c="8"/>"geometry" : { <text:s text:c="11"/>"location" : { <text:s text:c="14"/>"lat" : 46.9221248, <text:s text:c="14"/>"lng" : 0.9187997999999999 <text:s text:c="11"/>}, <text:s text:c="11"/>"location_type" : "ROOFTOP", <text:s text:c="11"/>"viewport" : { <text:s text:c="14"/>"northeast" : { <text:s text:c="17"/>"lat" : 46.92347378029149, <text:s text:c="17"/>"lng" : 0.9201487802915019 <text:s text:c="14"/>}, <text:s text:c="14"/>"southwest" : { <text:s text:c="17"/>"lat" : 46.9207758197085, <text:s text:c="17"/>"lng" : 0.9174508197084978 <text:s text:c="14"/>} <text:s text:c="11"/>} <text:s text:c="8"/>}, <text:s text:c="8"/>"partial_match" : true, <text:s text:c="8"/>"place_id" : "ChIJq1CgP6Pz_EcRqXe5SRkUGV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6.9221248,0.9187997999999999</text:p>
          </table:table-cell>
          <table:table-cell office:value-type="string" calcext:value-type="string">
            <text:p>02 47 94 97 74</text:p>
          </table:table-cell>
          <table:table-cell office:value-type="string" calcext:value-type="string">
            <text:p>entraide.touraine.sud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LE PETIT PRESSIGNY</text:p>
          </table:table-cell>
          <table:table-cell office:value-type="string" calcext:value-type="string">
            <text:p>LOCHES</text:p>
          </table:table-cell>
          <table:table-cell office:value-type="float" office:value="5857" calcext:value-type="float">
            <text:p>5857</text:p>
          </table:table-cell>
          <table:table-cell office:value-type="float" office:value="37" calcext:value-type="float">
            <text:p>37</text:p>
          </table:table-cell>
          <table:table-cell office:value-type="float" office:value="26602" calcext:value-type="float">
            <text:p>26602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Vente en décoration et équipement du foyer</text:p>
          </table:table-cell>
          <table:table-cell office:value-type="string" calcext:value-type="string">
            <text:p>D1212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rue des magasins généraux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Saint pierre des corps</text:p>
          </table:table-cell>
          <table:table-cell office:value-type="string" calcext:value-type="string">
            <text:p>rue des magasins généraux,37700.0, Saint pierre des corp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0", <text:s text:c="14"/>"short_name" : "0", <text:s text:c="14"/>"types" : [ "street_number" ] <text:s text:c="11"/>}, <text:s text:c="11"/>{ <text:s text:c="14"/>"long_name" : "Rue des Magasins Généraux", <text:s text:c="14"/>"short_name" : "Rue des Magasins Généraux", <text:s text:c="14"/>"types" : [ "route" ] <text:s text:c="11"/>}, <text:s text:c="11"/>{ <text:s text:c="14"/>"long_name" : "Saint-Pierre-des-Corps", <text:s text:c="14"/>"short_name" : "Saint-Pierre-des-Corp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700", <text:s text:c="14"/>"short_name" : "37700", <text:s text:c="14"/>"types" : [ "postal_code" ] <text:s text:c="11"/>} <text:s text:c="8"/>], <text:s text:c="8"/>"formatted_address" : "0 Rue des Magasins Généraux, 37700 Saint-Pierre-des-Corps, France", <text:s text:c="8"/>"geometry" : { <text:s text:c="11"/>"bounds" : { <text:s text:c="14"/>"northeast" : { <text:s text:c="17"/>"lat" : 47.3842449, <text:s text:c="17"/>"lng" : 0.7367741999999999 <text:s text:c="14"/>}, <text:s text:c="14"/>"southwest" : { <text:s text:c="17"/>"lat" : 47.3842442, <text:s text:c="17"/>"lng" : 0.7367558 <text:s text:c="14"/>} <text:s text:c="11"/>}, <text:s text:c="11"/>"location" : { <text:s text:c="14"/>"lat" : 47.3842449, <text:s text:c="14"/>"lng" : 0.7367741999999999 <text:s text:c="11"/>}, <text:s text:c="11"/>"location_type" : "RANGE_INTERPOLATED", <text:s text:c="11"/>"viewport" : { <text:s text:c="14"/>"northeast" : { <text:s text:c="17"/>"lat" : 47.3855935302915, <text:s text:c="17"/>"lng" : 0.738113980291502 <text:s text:c="14"/>}, <text:s text:c="14"/>"southwest" : { <text:s text:c="17"/>"lat" : 47.3828955697085, <text:s text:c="17"/>"lng" : 0.7354160197084979 <text:s text:c="14"/>} <text:s text:c="11"/>} <text:s text:c="8"/>}, <text:s text:c="8"/>"partial_match" : true, <text:s text:c="8"/>"place_id" : "EkMwIFJ1ZSBkZXMgTWFnYXNpbnMgR8OpbsOpcmF1eCwgMzc3MDAgU2FpbnQtUGllcnJlLWRlcy1Db3Jwcy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42449,0.7367741999999999</text:p>
          </table:table-cell>
          <table:table-cell office:value-type="string" calcext:value-type="string">
            <text:p>02.47.46.46.70</text:p>
          </table:table-cell>
          <table:table-cell office:value-type="string" calcext:value-type="string">
            <text:p>marc.albert@envie.org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AINT-PIERRE-DES-CORPS</text:p>
          </table:table-cell>
          <table:table-cell office:value-type="string" calcext:value-type="string">
            <text:p>AGGLO</text:p>
          </table:table-cell>
          <table:table-cell office:value-type="float" office:value="4382" calcext:value-type="float">
            <text:p>4382</text:p>
          </table:table-cell>
          <table:table-cell office:value-type="float" office:value="8" calcext:value-type="float">
            <text:p>8</text:p>
          </table:table-cell>
          <table:table-cell office:value-type="float" office:value="18722" calcext:value-type="float">
            <text:p>18722</text:p>
          </table:table-cell>
          <table:table-cell office:value-type="string" calcext:value-type="string">
            <text:p>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Montage-assemblage mécanique</text:p>
          </table:table-cell>
          <table:table-cell office:value-type="string" calcext:value-type="string">
            <text:p>H2909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rue des magasins généraux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Saint pierre des corps</text:p>
          </table:table-cell>
          <table:table-cell office:value-type="string" calcext:value-type="string">
            <text:p>rue des magasins généraux,37700.0, Saint pierre des corp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0", <text:s text:c="14"/>"short_name" : "0", <text:s text:c="14"/>"types" : [ "street_number" ] <text:s text:c="11"/>}, <text:s text:c="11"/>{ <text:s text:c="14"/>"long_name" : "Rue des Magasins Généraux", <text:s text:c="14"/>"short_name" : "Rue des Magasins Généraux", <text:s text:c="14"/>"types" : [ "route" ] <text:s text:c="11"/>}, <text:s text:c="11"/>{ <text:s text:c="14"/>"long_name" : "Saint-Pierre-des-Corps", <text:s text:c="14"/>"short_name" : "Saint-Pierre-des-Corp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700", <text:s text:c="14"/>"short_name" : "37700", <text:s text:c="14"/>"types" : [ "postal_code" ] <text:s text:c="11"/>} <text:s text:c="8"/>], <text:s text:c="8"/>"formatted_address" : "0 Rue des Magasins Généraux, 37700 Saint-Pierre-des-Corps, France", <text:s text:c="8"/>"geometry" : { <text:s text:c="11"/>"bounds" : { <text:s text:c="14"/>"northeast" : { <text:s text:c="17"/>"lat" : 47.3842449, <text:s text:c="17"/>"lng" : 0.7367741999999999 <text:s text:c="14"/>}, <text:s text:c="14"/>"southwest" : { <text:s text:c="17"/>"lat" : 47.3842442, <text:s text:c="17"/>"lng" : 0.7367558 <text:s text:c="14"/>} <text:s text:c="11"/>}, <text:s text:c="11"/>"location" : { <text:s text:c="14"/>"lat" : 47.3842449, <text:s text:c="14"/>"lng" : 0.7367741999999999 <text:s text:c="11"/>}, <text:s text:c="11"/>"location_type" : "RANGE_INTERPOLATED", <text:s text:c="11"/>"viewport" : { <text:s text:c="14"/>"northeast" : { <text:s text:c="17"/>"lat" : 47.3855935302915, <text:s text:c="17"/>"lng" : 0.738113980291502 <text:s text:c="14"/>}, <text:s text:c="14"/>"southwest" : { <text:s text:c="17"/>"lat" : 47.3828955697085, <text:s text:c="17"/>"lng" : 0.7354160197084979 <text:s text:c="14"/>} <text:s text:c="11"/>} <text:s text:c="8"/>}, <text:s text:c="8"/>"partial_match" : true, <text:s text:c="8"/>"place_id" : "EkMwIFJ1ZSBkZXMgTWFnYXNpbnMgR8OpbsOpcmF1eCwgMzc3MDAgU2FpbnQtUGllcnJlLWRlcy1Db3Jwcy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42449,0.7367741999999999</text:p>
          </table:table-cell>
          <table:table-cell office:value-type="string" calcext:value-type="string">
            <text:p>02.47.46.46.70</text:p>
          </table:table-cell>
          <table:table-cell office:value-type="string" calcext:value-type="string">
            <text:p>marc.albert@envie.org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AINT-PIERRE-DES-CORPS</text:p>
          </table:table-cell>
          <table:table-cell office:value-type="string" calcext:value-type="string">
            <text:p>AGGLO</text:p>
          </table:table-cell>
          <table:table-cell office:value-type="float" office:value="14340" calcext:value-type="float">
            <text:p>14340</text:p>
          </table:table-cell>
          <table:table-cell office:value-type="float" office:value="21" calcext:value-type="float">
            <text:p>21</text:p>
          </table:table-cell>
          <table:table-cell office:value-type="float" office:value="18722" calcext:value-type="float">
            <text:p>18722</text:p>
          </table:table-cell>
          <table:table-cell office:value-type="string" calcext:value-type="string">
            <text:p>7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4956.29" calcext:value-type="float">
            <text:p>4956,29</text:p>
          </table:table-cell>
          <table:table-cell office:value-type="float" office:value="33" calcext:value-type="float">
            <text:p>33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Montage de structures et charpente bois</text:p>
          </table:table-cell>
          <table:table-cell office:value-type="string" calcext:value-type="string">
            <text:p>F15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Montage de structures metalliques</text:p>
          </table:table-cell>
          <table:table-cell office:value-type="string" calcext:value-type="string">
            <text:p>F15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Electricité bâtiment</text:p>
          </table:table-cell>
          <table:table-cell office:value-type="string" calcext:value-type="string">
            <text:p>F16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Installation d'équipements sanitaires et thermiques</text:p>
          </table:table-cell>
          <table:table-cell office:value-type="string" calcext:value-type="string">
            <text:p>F16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Montage d'agencements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529.75" calcext:value-type="float">
            <text:p>2529,75</text:p>
          </table:table-cell>
          <table:table-cell office:value-type="float" office:value="9" calcext:value-type="float">
            <text:p>9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fermetures menuisées</text:p>
          </table:table-cell>
          <table:table-cell office:value-type="string" calcext:value-type="string">
            <text:p>F1607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631.5" calcext:value-type="float">
            <text:p>631,5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revêtements rigides</text:p>
          </table:table-cell>
          <table:table-cell office:value-type="string" calcext:value-type="string">
            <text:p>F1608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25.7" calcext:value-type="float">
            <text:p>225,7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ravaux d'étanchéité et d'isolation</text:p>
          </table:table-cell>
          <table:table-cell office:value-type="string" calcext:value-type="string">
            <text:p>F161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1088.5" calcext:value-type="float">
            <text:p>11088,5</text:p>
          </table:table-cell>
          <table:table-cell office:value-type="float" office:value="19" calcext:value-type="float">
            <text:p>19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Construction en béton</text:p>
          </table:table-cell>
          <table:table-cell office:value-type="string" calcext:value-type="string">
            <text:p>F17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641" calcext:value-type="float">
            <text:p>2641</text:p>
          </table:table-cell>
          <table:table-cell office:value-type="float" office:value="9" calcext:value-type="float">
            <text:p>9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Construction de routes et voies</text:p>
          </table:table-cell>
          <table:table-cell office:value-type="string" calcext:value-type="string">
            <text:p>F17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8010.85" calcext:value-type="float">
            <text:p>18010,85</text:p>
          </table:table-cell>
          <table:table-cell office:value-type="float" office:value="34" calcext:value-type="float">
            <text:p>34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805.35" calcext:value-type="float">
            <text:p>2805,35</text:p>
          </table:table-cell>
          <table:table-cell office:value-type="float" office:value="7" calcext:value-type="float">
            <text:p>7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œuvre et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589.9" calcext:value-type="float">
            <text:p>589,9</text:p>
          </table:table-cell>
          <table:table-cell office:value-type="float" office:value="3" calcext:value-type="float">
            <text:p>3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ose de canalisations</text:p>
          </table:table-cell>
          <table:table-cell office:value-type="string" calcext:value-type="string">
            <text:p>F1705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784.75" calcext:value-type="float">
            <text:p>784,7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Conduite d'équipement d'usinage</text:p>
          </table:table-cell>
          <table:table-cell office:value-type="string" calcext:value-type="string">
            <text:p>H29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3399.91" calcext:value-type="float">
            <text:p>3399,91</text:p>
          </table:table-cell>
          <table:table-cell office:value-type="float" office:value="11" calcext:value-type="float">
            <text:p>1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Réalisation de structures métalliques</text:p>
          </table:table-cell>
          <table:table-cell office:value-type="string" calcext:value-type="string">
            <text:p>H291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Conduite d'équipement de conditionnement</text:p>
          </table:table-cell>
          <table:table-cell office:value-type="string" calcext:value-type="string">
            <text:p>H33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227.75" calcext:value-type="float">
            <text:p>2227,75</text:p>
          </table:table-cell>
          <table:table-cell office:value-type="float" office:value="10" calcext:value-type="float">
            <text:p>10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Opérations manuelles d'assemblage, tri ou emballage</text:p>
          </table:table-cell>
          <table:table-cell office:value-type="string" calcext:value-type="string">
            <text:p>H33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Préparation de matières et produits industrriels</text:p>
          </table:table-cell>
          <table:table-cell office:value-type="string" calcext:value-type="string">
            <text:p>H33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774.75" calcext:value-type="float">
            <text:p>774,7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2.9" calcext:value-type="float">
            <text:p>22,9</text:p>
          </table:table-cell>
          <table:table-cell office:value-type="float" office:value="1" calcext:value-type="float">
            <text:p>1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6122.5" calcext:value-type="float">
            <text:p>6122,5</text:p>
          </table:table-cell>
          <table:table-cell office:value-type="float" office:value="13" calcext:value-type="float">
            <text:p>13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étariat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67.25" calcext:value-type="float">
            <text:p>167,2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Conduite d'engins de déplacement des charges</text:p>
          </table:table-cell>
          <table:table-cell office:value-type="string" calcext:value-type="string">
            <text:p>N1101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36.5" calcext:value-type="float">
            <text:p>36,5</text:p>
          </table:table-cell>
          <table:table-cell office:value-type="float" office:value="2" calcext:value-type="float">
            <text:p>2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Déménagement</text:p>
          </table:table-cell>
          <table:table-cell office:value-type="string" calcext:value-type="string">
            <text:p>N1102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ID'EES INTERIM</text:p>
          </table:table-cell>
          <table:table-cell office:value-type="string" calcext:value-type="string">
            <text:p>80 rue de chantepie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80 rue de chantepie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80", <text:s text:c="14"/>"short_name" : "80", <text:s text:c="14"/>"types" : [ "street_number" ] <text:s text:c="11"/>}, <text:s text:c="11"/>{ <text:s text:c="14"/>"long_name" : "Rue de Chantepie", <text:s text:c="14"/>"short_name" : "Rue de Chantepie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80 Rue de Chantepie, 37300 Joué-lès-Tours, France", <text:s text:c="8"/>"geometry" : { <text:s text:c="11"/>"bounds" : { <text:s text:c="14"/>"northeast" : { <text:s text:c="17"/>"lat" : 47.35302679999999, <text:s text:c="17"/>"lng" : 0.6594034999999999 <text:s text:c="14"/>}, <text:s text:c="14"/>"southwest" : { <text:s text:c="17"/>"lat" : 47.35302009999999, <text:s text:c="17"/>"lng" : 0.659388 <text:s text:c="14"/>} <text:s text:c="11"/>}, <text:s text:c="11"/>"location" : { <text:s text:c="14"/>"lat" : 47.35302009999999, <text:s text:c="14"/>"lng" : 0.6594034999999999 <text:s text:c="11"/>}, <text:s text:c="11"/>"location_type" : "RANGE_INTERPOLATED", <text:s text:c="11"/>"viewport" : { <text:s text:c="14"/>"northeast" : { <text:s text:c="17"/>"lat" : 47.35437243029149, <text:s text:c="17"/>"lng" : 0.6607447302915019 <text:s text:c="14"/>}, <text:s text:c="14"/>"southwest" : { <text:s text:c="17"/>"lat" : 47.35167446970849, <text:s text:c="17"/>"lng" : 0.6580467697084978 <text:s text:c="14"/>} <text:s text:c="11"/>} <text:s text:c="8"/>}, <text:s text:c="8"/>"partial_match" : true, <text:s text:c="8"/>"place_id" : "EjM4MCBSdWUgZGUgQ2hhbnRlcGllLCAzNzMwMCBKb3XDqS1sw6hzLV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5302009999999,0.6594034999999999</text:p>
          </table:table-cell>
          <table:table-cell office:value-type="string" calcext:value-type="string">
            <text:p>02.47.39.02.88</text:p>
          </table:table-cell>
          <table:table-cell office:value-type="string" calcext:value-type="string">
            <text:p>interim.tours@groupeidees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16741.72" calcext:value-type="float">
            <text:p>16741,72</text:p>
          </table:table-cell>
          <table:table-cell office:value-type="float" office:value="55" calcext:value-type="float">
            <text:p>55</text:p>
          </table:table-cell>
          <table:table-cell office:value-type="float" office:value="77024" calcext:value-type="float">
            <text:p>77024</text:p>
          </table:table-cell>
          <table:table-cell office:value-type="string" calcext:value-type="string">
            <text:p>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fruitière ou vitico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Élevage de lapins et volailles</text:p>
          </table:table-cell>
          <table:table-cell office:value-type="string" calcext:value-type="string">
            <text:p>A1409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6.75" calcext:value-type="float">
            <text:p>26,7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t et façonnage d'ouvrages d'art</text:p>
          </table:table-cell>
          <table:table-cell office:value-type="string" calcext:value-type="string">
            <text:p>Métal, verre, bijouterie et horlogerie</text:p>
          </table:table-cell>
          <table:table-cell office:value-type="string" calcext:value-type="string">
            <text:p>Métallerie d'art</text:p>
          </table:table-cell>
          <table:table-cell office:value-type="string" calcext:value-type="string">
            <text:p>B1601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7.5" calcext:value-type="float">
            <text:p>57,5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alimentaire et métiers de bouche</text:p>
          </table:table-cell>
          <table:table-cell office:value-type="string" calcext:value-type="string">
            <text:p>Vente en alimentation</text:p>
          </table:table-cell>
          <table:table-cell office:value-type="string" calcext:value-type="string">
            <text:p>D1106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Engins de chantier</text:p>
          </table:table-cell>
          <table:table-cell office:value-type="string" calcext:value-type="string">
            <text:p>Conduite d'engins de terrassement et de carrière </text:p>
          </table:table-cell>
          <table:table-cell office:value-type="string" calcext:value-type="string">
            <text:p>F13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33.5" calcext:value-type="float">
            <text:p>233,5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et restauration de couvertures</text:p>
          </table:table-cell>
          <table:table-cell office:value-type="string" calcext:value-type="string">
            <text:p>F1610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Construction en béton</text:p>
          </table:table-cell>
          <table:table-cell office:value-type="string" calcext:value-type="string">
            <text:p>F1701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9347.5" calcext:value-type="float">
            <text:p>9347,5</text:p>
          </table:table-cell>
          <table:table-cell office:value-type="float" office:value="19" calcext:value-type="float">
            <text:p>19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247.5" calcext:value-type="float">
            <text:p>2247,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812" calcext:value-type="float">
            <text:p>5812</text:p>
          </table:table-cell>
          <table:table-cell office:value-type="float" office:value="24" calcext:value-type="float">
            <text:p>24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éalisation de menuiserie bois et tonnellerie</text:p>
          </table:table-cell>
          <table:table-cell office:value-type="string" calcext:value-type="string">
            <text:p>H2206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98.5" calcext:value-type="float">
            <text:p>398,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écanique, travail des métaux et outillage</text:p>
          </table:table-cell>
          <table:table-cell office:value-type="string" calcext:value-type="string">
            <text:p>Conduite d'équipement de formage et découpage des matériaux</text:p>
          </table:table-cell>
          <table:table-cell office:value-type="string" calcext:value-type="string">
            <text:p>H2905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904.75" calcext:value-type="float">
            <text:p>1904,75</text:p>
          </table:table-cell>
          <table:table-cell office:value-type="float" office:value="3" calcext:value-type="float">
            <text:p>3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Opérations manuelles d'assemblage, tri ou emballage</text:p>
          </table:table-cell>
          <table:table-cell office:value-type="string" calcext:value-type="string">
            <text:p>H33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364.33" calcext:value-type="float">
            <text:p>4364,33</text:p>
          </table:table-cell>
          <table:table-cell office:value-type="float" office:value="12" calcext:value-type="float">
            <text:p>1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Traitements thermiques et traitements de surface</text:p>
          </table:table-cell>
          <table:table-cell office:value-type="string" calcext:value-type="string">
            <text:p>Conduite de traitement par dépôt de surface</text:p>
          </table:table-cell>
          <table:table-cell office:value-type="string" calcext:value-type="string">
            <text:p>H34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394.5" calcext:value-type="float">
            <text:p>2394,5</text:p>
          </table:table-cell>
          <table:table-cell office:value-type="float" office:value="11" calcext:value-type="float">
            <text:p>1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Véhicules, engins, aéronefs</text:p>
          </table:table-cell>
          <table:table-cell office:value-type="string" calcext:value-type="string">
            <text:p>Maintenance d'engins de chantier, levage, manutention et de machines agricoles</text:p>
          </table:table-cell>
          <table:table-cell office:value-type="string" calcext:value-type="string">
            <text:p>I16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868.36" calcext:value-type="float">
            <text:p>868,36</text:p>
          </table:table-cell>
          <table:table-cell office:value-type="float" office:value="3" calcext:value-type="float">
            <text:p>3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557.25" calcext:value-type="float">
            <text:p>2557,25</text:p>
          </table:table-cell>
          <table:table-cell office:value-type="float" office:value="2" calcext:value-type="float">
            <text:p>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Comptabilité et gestion</text:p>
          </table:table-cell>
          <table:table-cell office:value-type="string" calcext:value-type="string">
            <text:p>Comptabilité</text:p>
          </table:table-cell>
          <table:table-cell office:value-type="string" calcext:value-type="string">
            <text:p>M1203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88.38" calcext:value-type="float">
            <text:p>188,3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oeuvre et conduite d'engins lourds de manutention</text:p>
          </table:table-cell>
          <table:table-cell office:value-type="string" calcext:value-type="string">
            <text:p>N1104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555.98" calcext:value-type="float">
            <text:p>5555,98</text:p>
          </table:table-cell>
          <table:table-cell office:value-type="float" office:value="32" calcext:value-type="float">
            <text:p>32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ISER 37</text:p>
          </table:table-cell>
          <table:table-cell office:value-type="string" calcext:value-type="string">
            <text:p>12 bis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bis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 47 97 37 17</text:p>
          </table:table-cell>
          <table:table-cell office:value-type="string" calcext:value-type="string">
            <text:p>iser-37@wanadoo.fr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38.08" calcext:value-type="float">
            <text:p>338,08</text:p>
          </table:table-cell>
          <table:table-cell office:value-type="float" office:value="1" calcext:value-type="float">
            <text:p>1</text:p>
          </table:table-cell>
          <table:table-cell office:value-type="float" office:value="38915" calcext:value-type="float">
            <text:p>38915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713.58" calcext:value-type="float">
            <text:p>4713,58</text:p>
          </table:table-cell>
          <table:table-cell office:value-type="float" office:value="26" calcext:value-type="float">
            <text:p>26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2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boriculture et viticulture</text:p>
          </table:table-cell>
          <table:table-cell office:value-type="string" calcext:value-type="string">
            <text:p>A140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023.49" calcext:value-type="float">
            <text:p>1023,49</text:p>
          </table:table-cell>
          <table:table-cell office:value-type="float" office:value="8" calcext:value-type="float">
            <text:p>8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alimentaire et métiers de bouche</text:p>
          </table:table-cell>
          <table:table-cell office:value-type="string" calcext:value-type="string">
            <text:p>vente en alimentation</text:p>
          </table:table-cell>
          <table:table-cell office:value-type="string" calcext:value-type="string">
            <text:p>D110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86.5" calcext:value-type="float">
            <text:p>86,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rce, vente et grande distribution</text:p>
          </table:table-cell>
          <table:table-cell office:value-type="string" calcext:value-type="string">
            <text:p>Commerce non alimentaire et de prestation de confort</text:p>
          </table:table-cell>
          <table:table-cell office:value-type="string" calcext:value-type="string">
            <text:p>Vente de végétaux</text:p>
          </table:table-cell>
          <table:table-cell office:value-type="string" calcext:value-type="string">
            <text:p>D1209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Images et sons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E12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4.25" calcext:value-type="float">
            <text:p>44,2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Conduite et encadrement de chantier - travaux</text:p>
          </table:table-cell>
          <table:table-cell office:value-type="string" calcext:value-type="string">
            <text:p>Conduite de travaux du BTP</text:p>
          </table:table-cell>
          <table:table-cell office:value-type="string" calcext:value-type="string">
            <text:p>F12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laquiste</text:p>
          </table:table-cell>
          <table:table-cell office:value-type="string" calcext:value-type="string">
            <text:p>F16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645.5" calcext:value-type="float">
            <text:p>645,5</text:p>
          </table:table-cell>
          <table:table-cell office:value-type="float" office:value="5" calcext:value-type="float">
            <text:p>5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couvreur-aide couvreur</text:p>
          </table:table-cell>
          <table:table-cell office:value-type="string" calcext:value-type="string">
            <text:p>F1610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F17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94.5" calcext:value-type="float">
            <text:p>294,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aide macon-manœuvre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83.75" calcext:value-type="float">
            <text:p>283,75</text:p>
          </table:table-cell>
          <table:table-cell office:value-type="float" office:value="4" calcext:value-type="float">
            <text:p>4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e loisirs auprès d'enfants ou d'adolescents</text:p>
          </table:table-cell>
          <table:table-cell office:value-type="string" calcext:value-type="string">
            <text:p>G12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98.75" calcext:value-type="float">
            <text:p>798,75</text:p>
          </table:table-cell>
          <table:table-cell office:value-type="float" office:value="13" calcext:value-type="float">
            <text:p>13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cuisinier-aide cuisinier</text:p>
          </table:table-cell>
          <table:table-cell office:value-type="string" calcext:value-type="string">
            <text:p>G1602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3.25" calcext:value-type="float">
            <text:p>23,25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572.67" calcext:value-type="float">
            <text:p>572,67</text:p>
          </table:table-cell>
          <table:table-cell office:value-type="float" office:value="3" calcext:value-type="float">
            <text:p>3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eur-serveuse en restauration</text:p>
          </table:table-cell>
          <table:table-cell office:value-type="string" calcext:value-type="string">
            <text:p>G18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assistance auprés d'enfants</text:p>
          </table:table-cell>
          <table:table-cell office:value-type="string" calcext:value-type="string">
            <text:p>K13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721.69" calcext:value-type="float">
            <text:p>721,69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8138.43" calcext:value-type="float">
            <text:p>8138,43</text:p>
          </table:table-cell>
          <table:table-cell office:value-type="float" office:value="51" calcext:value-type="float">
            <text:p>5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306.67" calcext:value-type="float">
            <text:p>4306,67</text:p>
          </table:table-cell>
          <table:table-cell office:value-type="float" office:value="32" calcext:value-type="float">
            <text:p>32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425.75" calcext:value-type="float">
            <text:p>425,75</text:p>
          </table:table-cell>
          <table:table-cell office:value-type="float" office:value="6" calcext:value-type="float">
            <text:p>6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Organisation et études</text:p>
          </table:table-cell>
          <table:table-cell office:value-type="string" calcext:value-type="string">
            <text:p>Conduite d'enquêtes</text:p>
          </table:table-cell>
          <table:table-cell office:value-type="string" calcext:value-type="string">
            <text:p>M14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agent d'accueil</text:p>
          </table:table-cell>
          <table:table-cell office:value-type="string" calcext:value-type="string">
            <text:p>M16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secretaire</text:p>
          </table:table-cell>
          <table:table-cell office:value-type="string" calcext:value-type="string">
            <text:p>M1607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12 ter avenue de saint nicolas</text:p>
          </table:table-cell>
          <table:table-cell office:value-type="float" office:value="37140" calcext:value-type="float">
            <text:p>37140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12 ter avenue de saint nicolas,37140.0, Bourgueil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Avenue de Saint-Nicolas", <text:s text:c="14"/>"short_name" : "Avenue de Saint-Nicolas", <text:s text:c="14"/>"types" : [ "route" ] <text:s text:c="11"/>}, <text:s text:c="11"/>{ <text:s text:c="14"/>"long_name" : "Bourgueil", <text:s text:c="14"/>"short_name" : "Bourgueil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140", <text:s text:c="14"/>"short_name" : "37140", <text:s text:c="14"/>"types" : [ "postal_code" ] <text:s text:c="11"/>} <text:s text:c="8"/>], <text:s text:c="8"/>"formatted_address" : "12 Avenue de Saint-Nicolas, 37140 Bourgueil, France", <text:s text:c="8"/>"geometry" : { <text:s text:c="11"/>"location" : { <text:s text:c="14"/>"lat" : 47.285688, <text:s text:c="14"/>"lng" : 0.1630971 <text:s text:c="11"/>}, <text:s text:c="11"/>"location_type" : "ROOFTOP", <text:s text:c="11"/>"viewport" : { <text:s text:c="14"/>"northeast" : { <text:s text:c="17"/>"lat" : 47.2870369802915, <text:s text:c="17"/>"lng" : 0.164446080291502 <text:s text:c="14"/>}, <text:s text:c="14"/>"southwest" : { <text:s text:c="17"/>"lat" : 47.2843390197085, <text:s text:c="17"/>"lng" : 0.161748119708498 <text:s text:c="14"/>} <text:s text:c="11"/>} <text:s text:c="8"/>}, <text:s text:c="8"/>"partial_match" : true, <text:s text:c="8"/>"place_id" : "ChIJAVQJPVNF_UcRwBSHIF6GcAg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285688,0.1630971</text:p>
          </table:table-cell>
          <table:table-cell office:value-type="string" calcext:value-type="string">
            <text:p>02.47.98.23.23</text:p>
          </table:table-cell>
          <table:table-cell office:value-type="string" calcext:value-type="string">
            <text:p>rory-its@orang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BOURGUEIL</text:p>
          </table:table-cell>
          <table:table-cell office:value-type="string" calcext:value-type="string">
            <text:p>CHINON</text:p>
          </table:table-cell>
          <table:table-cell office:value-type="float" office:value="120.75" calcext:value-type="float">
            <text:p>120,75</text:p>
          </table:table-cell>
          <table:table-cell office:value-type="float" office:value="4" calcext:value-type="float">
            <text:p>4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Horticulture et maraîchage</text:p>
          </table:table-cell>
          <table:table-cell office:value-type="string" calcext:value-type="string">
            <text:p>A1414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9614" calcext:value-type="float">
            <text:p>39614</text:p>
          </table:table-cell>
          <table:table-cell office:value-type="float" office:value="37" calcext:value-type="float">
            <text:p>37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8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Montage de structures</text:p>
          </table:table-cell>
          <table:table-cell office:value-type="string" calcext:value-type="string">
            <text:p>Montage de structures et de charpentes bois</text:p>
          </table:table-cell>
          <table:table-cell office:value-type="string" calcext:value-type="string">
            <text:p>F1501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212" calcext:value-type="float">
            <text:p>3212</text:p>
          </table:table-cell>
          <table:table-cell office:value-type="float" office:value="6" calcext:value-type="float">
            <text:p>6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Travaux d'étanchéité et d'isolation</text:p>
          </table:table-cell>
          <table:table-cell office:value-type="string" calcext:value-type="string">
            <text:p>F1613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3212" calcext:value-type="float">
            <text:p>3212</text:p>
          </table:table-cell>
          <table:table-cell office:value-type="float" office:value="6" calcext:value-type="float">
            <text:p>6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Animation d'activités de loisirs</text:p>
          </table:table-cell>
          <table:table-cell office:value-type="string" calcext:value-type="string">
            <text:p>Animation d'activités culturelles ou ludiques</text:p>
          </table:table-cell>
          <table:table-cell office:value-type="string" calcext:value-type="string">
            <text:p>G1202</text:p>
          </table:table-cell>
          <table:table-cell office:value-type="string" calcext:value-type="string">
            <text:p>JARDINS DE CONTRAT</text:p>
          </table:table-cell>
          <table:table-cell office:value-type="string" calcext:value-type="string">
            <text:p>"Roucheux" 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MONTREUIL EN TOURAINE</text:p>
          </table:table-cell>
          <table:table-cell office:value-type="string" calcext:value-type="string">
            <text:p>"Roucheux" ,37530.0, MONTREUIL EN TOURAIN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Roucheux", <text:s text:c="14"/>"short_name" : "Roucheux", <text:s text:c="14"/>"types" : [ "route" ] <text:s text:c="11"/>}, <text:s text:c="11"/>{ <text:s text:c="14"/>"long_name" : "Montreuil-en-Touraine", <text:s text:c="14"/>"short_name" : "Montreuil-en-Tourain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Roucheux, 37530 Montreuil-en-Touraine, France", <text:s text:c="8"/>"geometry" : { <text:s text:c="11"/>"bounds" : { <text:s text:c="14"/>"northeast" : { <text:s text:c="17"/>"lat" : 47.493101, <text:s text:c="17"/>"lng" : 0.923678 <text:s text:c="14"/>}, <text:s text:c="14"/>"southwest" : { <text:s text:c="17"/>"lat" : 47.49276220000001, <text:s text:c="17"/>"lng" : 0.9228512999999999 <text:s text:c="14"/>} <text:s text:c="11"/>}, <text:s text:c="11"/>"location" : { <text:s text:c="14"/>"lat" : 47.4929142, <text:s text:c="14"/>"lng" : 0.9233325000000001 <text:s text:c="11"/>}, <text:s text:c="11"/>"location_type" : "GEOMETRIC_CENTER", <text:s text:c="11"/>"viewport" : { <text:s text:c="14"/>"northeast" : { <text:s text:c="17"/>"lat" : 47.4942805802915, <text:s text:c="17"/>"lng" : 0.924613630291502 <text:s text:c="14"/>}, <text:s text:c="14"/>"southwest" : { <text:s text:c="17"/>"lat" : 47.4915826197085, <text:s text:c="17"/>"lng" : 0.9219156697084979 <text:s text:c="14"/>} <text:s text:c="11"/>} <text:s text:c="8"/>}, <text:s text:c="8"/>"partial_match" : true, <text:s text:c="8"/>"place_id" : "ChIJlbbAtGc040cR48Af31Kjos0", <text:s text:c="8"/>"types" : [ "route" ] <text:s text:c="5"/>} <text:s text:c="2"/>], <text:s text:c="2"/>"status" : "OK"}</text:p>
          </table:table-cell>
          <table:table-cell office:value-type="string" calcext:value-type="string">
            <text:p>47.4929142,0.9233325000000001</text:p>
          </table:table-cell>
          <table:table-cell office:value-type="string" calcext:value-type="string">
            <text:p>02.47.30.05.56</text:p>
          </table:table-cell>
          <table:table-cell office:value-type="string" calcext:value-type="string">
            <text:p>administration@jardinsdecontra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MONTREUIL-EN-TOURAINE</text:p>
          </table:table-cell>
          <table:table-cell office:value-type="string" calcext:value-type="string">
            <text:p>AMBOISE</text:p>
          </table:table-cell>
          <table:table-cell office:value-type="float" office:value="2141" calcext:value-type="float">
            <text:p>2141</text:p>
          </table:table-cell>
          <table:table-cell office:value-type="float" office:value="2" calcext:value-type="float">
            <text:p>2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LUCIOLE MARYSE BASTIÉ</text:p>
          </table:table-cell>
          <table:table-cell office:value-type="string" calcext:value-type="string">
            <text:p>19 rue maryse bastié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9 rue maryse bastié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9", <text:s text:c="14"/>"short_name" : "19", <text:s text:c="14"/>"types" : [ "street_number" ] <text:s text:c="11"/>}, <text:s text:c="11"/>{ <text:s text:c="14"/>"long_name" : "Rue Maryse Bastié", <text:s text:c="14"/>"short_name" : "Rue Maryse Bastié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9 Rue Maryse Bastié, 37000 Tours, France", <text:s text:c="8"/>"geometry" : { <text:s text:c="11"/>"bounds" : { <text:s text:c="14"/>"northeast" : { <text:s text:c="17"/>"lat" : 47.3796622, <text:s text:c="17"/>"lng" : 0.6717164999999999 <text:s text:c="14"/>}, <text:s text:c="14"/>"southwest" : { <text:s text:c="17"/>"lat" : 47.3796617, <text:s text:c="17"/>"lng" : 0.6716981 <text:s text:c="14"/>} <text:s text:c="11"/>}, <text:s text:c="11"/>"location" : { <text:s text:c="14"/>"lat" : 47.3796622, <text:s text:c="14"/>"lng" : 0.6716981 <text:s text:c="11"/>}, <text:s text:c="11"/>"location_type" : "RANGE_INTERPOLATED", <text:s text:c="11"/>"viewport" : { <text:s text:c="14"/>"northeast" : { <text:s text:c="17"/>"lat" : 47.3810109302915, <text:s text:c="17"/>"lng" : 0.673056280291502 <text:s text:c="14"/>}, <text:s text:c="14"/>"southwest" : { <text:s text:c="17"/>"lat" : 47.3783129697085, <text:s text:c="17"/>"lng" : 0.6703583197084979 <text:s text:c="14"/>} <text:s text:c="11"/>} <text:s text:c="8"/>}, <text:s text:c="8"/>"partial_match" : true, <text:s text:c="8"/>"place_id" : "EioxOSBSdWUgTWFyeXNlIEJhc3Rpw6ksIDM3MD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96622,0.6716981</text:p>
          </table:table-cell>
          <table:table-cell office:value-type="string" calcext:value-type="string">
            <text:p>02.47.38.66.09</text:p>
          </table:table-cell>
          <table:table-cell office:value-type="string" calcext:value-type="string">
            <text:p>pointrelai@modulone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530" calcext:value-type="float">
            <text:p>6530</text:p>
          </table:table-cell>
          <table:table-cell office:value-type="float" office:value="18" calcext:value-type="float">
            <text:p>18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5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ose de revêtements souples</text:p>
          </table:table-cell>
          <table:table-cell office:value-type="string" calcext:value-type="string">
            <text:p>F1609</text:p>
          </table:table-cell>
          <table:table-cell office:value-type="string" calcext:value-type="string">
            <text:p>LUCIOLE MARYSE BASTIÉ</text:p>
          </table:table-cell>
          <table:table-cell office:value-type="string" calcext:value-type="string">
            <text:p>19 rue maryse bastié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9 rue maryse bastié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9", <text:s text:c="14"/>"short_name" : "19", <text:s text:c="14"/>"types" : [ "street_number" ] <text:s text:c="11"/>}, <text:s text:c="11"/>{ <text:s text:c="14"/>"long_name" : "Rue Maryse Bastié", <text:s text:c="14"/>"short_name" : "Rue Maryse Bastié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9 Rue Maryse Bastié, 37000 Tours, France", <text:s text:c="8"/>"geometry" : { <text:s text:c="11"/>"bounds" : { <text:s text:c="14"/>"northeast" : { <text:s text:c="17"/>"lat" : 47.3796622, <text:s text:c="17"/>"lng" : 0.6717164999999999 <text:s text:c="14"/>}, <text:s text:c="14"/>"southwest" : { <text:s text:c="17"/>"lat" : 47.3796617, <text:s text:c="17"/>"lng" : 0.6716981 <text:s text:c="14"/>} <text:s text:c="11"/>}, <text:s text:c="11"/>"location" : { <text:s text:c="14"/>"lat" : 47.3796622, <text:s text:c="14"/>"lng" : 0.6716981 <text:s text:c="11"/>}, <text:s text:c="11"/>"location_type" : "RANGE_INTERPOLATED", <text:s text:c="11"/>"viewport" : { <text:s text:c="14"/>"northeast" : { <text:s text:c="17"/>"lat" : 47.3810109302915, <text:s text:c="17"/>"lng" : 0.673056280291502 <text:s text:c="14"/>}, <text:s text:c="14"/>"southwest" : { <text:s text:c="17"/>"lat" : 47.3783129697085, <text:s text:c="17"/>"lng" : 0.6703583197084979 <text:s text:c="14"/>} <text:s text:c="11"/>} <text:s text:c="8"/>}, <text:s text:c="8"/>"partial_match" : true, <text:s text:c="8"/>"place_id" : "EioxOSBSdWUgTWFyeXNlIEJhc3Rpw6ksIDM3MD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96622,0.6716981</text:p>
          </table:table-cell>
          <table:table-cell office:value-type="string" calcext:value-type="string">
            <text:p>02.47.38.66.09</text:p>
          </table:table-cell>
          <table:table-cell office:value-type="string" calcext:value-type="string">
            <text:p>pointrelai@modulone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876" calcext:value-type="float">
            <text:p>1876</text:p>
          </table:table-cell>
          <table:table-cell office:value-type="float" office:value="5" calcext:value-type="float">
            <text:p>5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LUCIOLE MARYSE BASTIÉ</text:p>
          </table:table-cell>
          <table:table-cell office:value-type="string" calcext:value-type="string">
            <text:p>19 rue maryse bastié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19 rue maryse bastié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9", <text:s text:c="14"/>"short_name" : "19", <text:s text:c="14"/>"types" : [ "street_number" ] <text:s text:c="11"/>}, <text:s text:c="11"/>{ <text:s text:c="14"/>"long_name" : "Rue Maryse Bastié", <text:s text:c="14"/>"short_name" : "Rue Maryse Bastié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19 Rue Maryse Bastié, 37000 Tours, France", <text:s text:c="8"/>"geometry" : { <text:s text:c="11"/>"bounds" : { <text:s text:c="14"/>"northeast" : { <text:s text:c="17"/>"lat" : 47.3796622, <text:s text:c="17"/>"lng" : 0.6717164999999999 <text:s text:c="14"/>}, <text:s text:c="14"/>"southwest" : { <text:s text:c="17"/>"lat" : 47.3796617, <text:s text:c="17"/>"lng" : 0.6716981 <text:s text:c="14"/>} <text:s text:c="11"/>}, <text:s text:c="11"/>"location" : { <text:s text:c="14"/>"lat" : 47.3796622, <text:s text:c="14"/>"lng" : 0.6716981 <text:s text:c="11"/>}, <text:s text:c="11"/>"location_type" : "RANGE_INTERPOLATED", <text:s text:c="11"/>"viewport" : { <text:s text:c="14"/>"northeast" : { <text:s text:c="17"/>"lat" : 47.3810109302915, <text:s text:c="17"/>"lng" : 0.673056280291502 <text:s text:c="14"/>}, <text:s text:c="14"/>"southwest" : { <text:s text:c="17"/>"lat" : 47.3783129697085, <text:s text:c="17"/>"lng" : 0.6703583197084979 <text:s text:c="14"/>} <text:s text:c="11"/>} <text:s text:c="8"/>}, <text:s text:c="8"/>"partial_match" : true, <text:s text:c="8"/>"place_id" : "EioxOSBSdWUgTWFyeXNlIEJhc3Rpw6ksIDM3MDAwIFRvdXJzLCBGcmFuY2U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96622,0.6716981</text:p>
          </table:table-cell>
          <table:table-cell office:value-type="string" calcext:value-type="string">
            <text:p>02.47.38.66.09</text:p>
          </table:table-cell>
          <table:table-cell office:value-type="string" calcext:value-type="string">
            <text:p>pointrelai@modulonet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526" calcext:value-type="float">
            <text:p>3526</text:p>
          </table:table-cell>
          <table:table-cell office:value-type="float" office:value="7" calcext:value-type="float">
            <text:p>7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3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ngins agricoles et forestiers</text:p>
          </table:table-cell>
          <table:table-cell office:value-type="string" calcext:value-type="string">
            <text:p>Conduite d'engins d'exploitation agricole et forestière</text:p>
          </table:table-cell>
          <table:table-cell office:value-type="string" calcext:value-type="string">
            <text:p>A1101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Bûcheronnage et élagage</text:p>
          </table:table-cell>
          <table:table-cell office:value-type="string" calcext:value-type="string">
            <text:p>A1201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6970" calcext:value-type="float">
            <text:p>16970</text:p>
          </table:table-cell>
          <table:table-cell office:value-type="float" office:value="8" calcext:value-type="float">
            <text:p>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5000" calcext:value-type="float">
            <text:p>15000</text:p>
          </table:table-cell>
          <table:table-cell office:value-type="float" office:value="58" calcext:value-type="float">
            <text:p>5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Conception et études</text:p>
          </table:table-cell>
          <table:table-cell office:value-type="string" calcext:value-type="string">
            <text:p>Assistante décoratrice d'intérieur</text:p>
          </table:table-cell>
          <table:table-cell office:value-type="string" calcext:value-type="string">
            <text:p>F1102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1352" calcext:value-type="float">
            <text:p>1352</text:p>
          </table:table-cell>
          <table:table-cell office:value-type="float" office:value="58" calcext:value-type="float">
            <text:p>58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18 rue des ormes</text:p>
          </table:table-cell>
          <table:table-cell office:value-type="float" office:value="37530" calcext:value-type="float">
            <text:p>37530</text:p>
          </table:table-cell>
          <table:table-cell office:value-type="string" calcext:value-type="string">
            <text:p>Nazelles-Negron</text:p>
          </table:table-cell>
          <table:table-cell office:value-type="string" calcext:value-type="string">
            <text:p>18 rue des ormes,37530.0, Nazelles-Negro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8", <text:s text:c="14"/>"short_name" : "18", <text:s text:c="14"/>"types" : [ "street_number" ] <text:s text:c="11"/>}, <text:s text:c="11"/>{ <text:s text:c="14"/>"long_name" : "Rue des Ormes", <text:s text:c="14"/>"short_name" : "Rue des Ormes", <text:s text:c="14"/>"types" : [ "route" ] <text:s text:c="11"/>}, <text:s text:c="11"/>{ <text:s text:c="14"/>"long_name" : "Nazelles-Négron", <text:s text:c="14"/>"short_name" : "Nazelles-Négro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30", <text:s text:c="14"/>"short_name" : "37530", <text:s text:c="14"/>"types" : [ "postal_code" ] <text:s text:c="11"/>} <text:s text:c="8"/>], <text:s text:c="8"/>"formatted_address" : "18 Rue des Ormes, 37530 Nazelles-Négron, France", <text:s text:c="8"/>"geometry" : { <text:s text:c="11"/>"location" : { <text:s text:c="14"/>"lat" : 47.41740050000001, <text:s text:c="14"/>"lng" : 0.9654596 <text:s text:c="11"/>}, <text:s text:c="11"/>"location_type" : "ROOFTOP", <text:s text:c="11"/>"viewport" : { <text:s text:c="14"/>"northeast" : { <text:s text:c="17"/>"lat" : 47.41874948029151, <text:s text:c="17"/>"lng" : 0.9668085802915021 <text:s text:c="14"/>}, <text:s text:c="14"/>"southwest" : { <text:s text:c="17"/>"lat" : 47.41605151970851, <text:s text:c="17"/>"lng" : 0.964110619708498 <text:s text:c="14"/>} <text:s text:c="11"/>} <text:s text:c="8"/>}, <text:s text:c="8"/>"partial_match" : true, <text:s text:c="8"/>"place_id" : "ChIJI-Hgz5LK_EcREZnvUcrmK3Y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1740050000001,0.9654596</text:p>
          </table:table-cell>
          <table:table-cell office:value-type="string" calcext:value-type="string">
            <text:p>02.47.57.61.22</text:p>
          </table:table-cell>
          <table:table-cell office:value-type="string" calcext:value-type="string">
            <text:p>objectif@objectif-asso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NAZELLES NEGRON</text:p>
          </table:table-cell>
          <table:table-cell office:value-type="string" calcext:value-type="string">
            <text:p>AMBOISE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36046" calcext:value-type="float">
            <text:p>3604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28/30 rue d'Espagne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8/30 rue d'Espagne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8", <text:s text:c="14"/>"short_name" : "28", <text:s text:c="14"/>"types" : [ "street_number" ] <text:s text:c="11"/>}, <text:s text:c="11"/>{ <text:s text:c="14"/>"long_name" : "Rue d'Espagne", <text:s text:c="14"/>"short_name" : "Rue d'Espagne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8 Rue d'Espagne, 37600 Loches, France", <text:s text:c="8"/>"geometry" : { <text:s text:c="11"/>"bounds" : { <text:s text:c="14"/>"northeast" : { <text:s text:c="17"/>"lat" : 47.1147946, <text:s text:c="17"/>"lng" : 0.9800894000000001 <text:s text:c="14"/>}, <text:s text:c="14"/>"southwest" : { <text:s text:c="17"/>"lat" : 47.1147851, <text:s text:c="17"/>"lng" : 0.9800774 <text:s text:c="14"/>} <text:s text:c="11"/>}, <text:s text:c="11"/>"location" : { <text:s text:c="14"/>"lat" : 47.1147946, <text:s text:c="14"/>"lng" : 0.9800774 <text:s text:c="11"/>}, <text:s text:c="11"/>"location_type" : "RANGE_INTERPOLATED", <text:s text:c="11"/>"viewport" : { <text:s text:c="14"/>"northeast" : { <text:s text:c="17"/>"lat" : 47.1161388302915, <text:s text:c="17"/>"lng" : 0.981432380291502 <text:s text:c="14"/>}, <text:s text:c="14"/>"southwest" : { <text:s text:c="17"/>"lat" : 47.1134408697085, <text:s text:c="17"/>"lng" : 0.9787344197084979 <text:s text:c="14"/>} <text:s text:c="11"/>} <text:s text:c="8"/>}, <text:s text:c="8"/>"partial_match" : true, <text:s text:c="8"/>"place_id" : "EiYyOCBSdWUgZCdFc3BhZ25lLCAzNzYwMCBMb2NoZXMsIEZyYW5jZQ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147946,0.9800774</text:p>
          </table:table-cell>
          <table:table-cell office:value-type="string" calcext:value-type="string">
            <text:p>02.47.91.65.14</text:p>
          </table:table-cell>
          <table:table-cell office:value-type="string" calcext:value-type="string">
            <text:p>direction@orchis-insertion.fr</text:p>
          </table:table-cell>
          <table:table-cell office:value-type="string" calcext:value-type="string">
            <text:p>AC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8651" calcext:value-type="float">
            <text:p>28651</text:p>
          </table:table-cell>
          <table:table-cell office:value-type="float" office:value="26" calcext:value-type="float">
            <text:p>26</text:p>
          </table:table-cell>
          <table:table-cell office:value-type="float" office:value="59506" calcext:value-type="float">
            <text:p>59506</text:p>
          </table:table-cell>
          <table:table-cell office:value-type="string" calcext:value-type="string">
            <text:p>4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28/30 rue d'Espagne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8/30 rue d'Espagne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8", <text:s text:c="14"/>"short_name" : "28", <text:s text:c="14"/>"types" : [ "street_number" ] <text:s text:c="11"/>}, <text:s text:c="11"/>{ <text:s text:c="14"/>"long_name" : "Rue d'Espagne", <text:s text:c="14"/>"short_name" : "Rue d'Espagne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8 Rue d'Espagne, 37600 Loches, France", <text:s text:c="8"/>"geometry" : { <text:s text:c="11"/>"bounds" : { <text:s text:c="14"/>"northeast" : { <text:s text:c="17"/>"lat" : 47.1147946, <text:s text:c="17"/>"lng" : 0.9800894000000001 <text:s text:c="14"/>}, <text:s text:c="14"/>"southwest" : { <text:s text:c="17"/>"lat" : 47.1147851, <text:s text:c="17"/>"lng" : 0.9800774 <text:s text:c="14"/>} <text:s text:c="11"/>}, <text:s text:c="11"/>"location" : { <text:s text:c="14"/>"lat" : 47.1147946, <text:s text:c="14"/>"lng" : 0.9800774 <text:s text:c="11"/>}, <text:s text:c="11"/>"location_type" : "RANGE_INTERPOLATED", <text:s text:c="11"/>"viewport" : { <text:s text:c="14"/>"northeast" : { <text:s text:c="17"/>"lat" : 47.1161388302915, <text:s text:c="17"/>"lng" : 0.981432380291502 <text:s text:c="14"/>}, <text:s text:c="14"/>"southwest" : { <text:s text:c="17"/>"lat" : 47.1134408697085, <text:s text:c="17"/>"lng" : 0.9787344197084979 <text:s text:c="14"/>} <text:s text:c="11"/>} <text:s text:c="8"/>}, <text:s text:c="8"/>"partial_match" : true, <text:s text:c="8"/>"place_id" : "EiYyOCBSdWUgZCdFc3BhZ25lLCAzNzYwMCBMb2NoZXMsIEZyYW5jZQ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147946,0.9800774</text:p>
          </table:table-cell>
          <table:table-cell office:value-type="string" calcext:value-type="string">
            <text:p>02.47.91.65.14</text:p>
          </table:table-cell>
          <table:table-cell office:value-type="string" calcext:value-type="string">
            <text:p>direction@orchis-insertion.fr</text:p>
          </table:table-cell>
          <table:table-cell office:value-type="string" calcext:value-type="string">
            <text:p>AC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22039" calcext:value-type="float">
            <text:p>22039</text:p>
          </table:table-cell>
          <table:table-cell office:value-type="float" office:value="20" calcext:value-type="float">
            <text:p>20</text:p>
          </table:table-cell>
          <table:table-cell office:value-type="float" office:value="59506" calcext:value-type="float">
            <text:p>59506</text:p>
          </table:table-cell>
          <table:table-cell office:value-type="string" calcext:value-type="string">
            <text:p>3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28/30 rue d'Espagne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LOCHES</text:p>
          </table:table-cell>
          <table:table-cell office:value-type="string" calcext:value-type="string">
            <text:p>28/30 rue d'Espagne,37600.0, LOCH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8", <text:s text:c="14"/>"short_name" : "28", <text:s text:c="14"/>"types" : [ "street_number" ] <text:s text:c="11"/>}, <text:s text:c="11"/>{ <text:s text:c="14"/>"long_name" : "Rue d'Espagne", <text:s text:c="14"/>"short_name" : "Rue d'Espagne", <text:s text:c="14"/>"types" : [ "route" ] <text:s text:c="11"/>}, <text:s text:c="11"/>{ <text:s text:c="14"/>"long_name" : "Loches", <text:s text:c="14"/>"short_name" : "Loch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600", <text:s text:c="14"/>"short_name" : "37600", <text:s text:c="14"/>"types" : [ "postal_code" ] <text:s text:c="11"/>} <text:s text:c="8"/>], <text:s text:c="8"/>"formatted_address" : "28 Rue d'Espagne, 37600 Loches, France", <text:s text:c="8"/>"geometry" : { <text:s text:c="11"/>"bounds" : { <text:s text:c="14"/>"northeast" : { <text:s text:c="17"/>"lat" : 47.1147946, <text:s text:c="17"/>"lng" : 0.9800894000000001 <text:s text:c="14"/>}, <text:s text:c="14"/>"southwest" : { <text:s text:c="17"/>"lat" : 47.1147851, <text:s text:c="17"/>"lng" : 0.9800774 <text:s text:c="14"/>} <text:s text:c="11"/>}, <text:s text:c="11"/>"location" : { <text:s text:c="14"/>"lat" : 47.1147946, <text:s text:c="14"/>"lng" : 0.9800774 <text:s text:c="11"/>}, <text:s text:c="11"/>"location_type" : "RANGE_INTERPOLATED", <text:s text:c="11"/>"viewport" : { <text:s text:c="14"/>"northeast" : { <text:s text:c="17"/>"lat" : 47.1161388302915, <text:s text:c="17"/>"lng" : 0.981432380291502 <text:s text:c="14"/>}, <text:s text:c="14"/>"southwest" : { <text:s text:c="17"/>"lat" : 47.1134408697085, <text:s text:c="17"/>"lng" : 0.9787344197084979 <text:s text:c="14"/>} <text:s text:c="11"/>} <text:s text:c="8"/>}, <text:s text:c="8"/>"partial_match" : true, <text:s text:c="8"/>"place_id" : "EiYyOCBSdWUgZCdFc3BhZ25lLCAzNzYwMCBMb2NoZXMsIEZyYW5jZQ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1147946,0.9800774</text:p>
          </table:table-cell>
          <table:table-cell office:value-type="string" calcext:value-type="string">
            <text:p>02.47.91.65.14</text:p>
          </table:table-cell>
          <table:table-cell office:value-type="string" calcext:value-type="string">
            <text:p>direction@orchis-insertion.fr</text:p>
          </table:table-cell>
          <table:table-cell office:value-type="string" calcext:value-type="string">
            <text:p>ACI</text:p>
          </table:table-cell>
          <table:table-cell table:number-columns-repeated="2" office:value-type="string" calcext:value-type="string">
            <text:p>LOCHES</text:p>
          </table:table-cell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59506" calcext:value-type="float">
            <text:p>59506</text:p>
          </table:table-cell>
          <table:table-cell office:value-type="string" calcext:value-type="string">
            <text:p>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naturels</text:p>
          </table:table-cell>
          <table:table-cell office:value-type="string" calcext:value-type="string">
            <text:p>A1202</text:p>
          </table:table-cell>
          <table:table-cell office:value-type="string" calcext:value-type="string">
            <text:p>REGIE DES QUARTIERS JLT</text:p>
          </table:table-cell>
          <table:table-cell office:value-type="string" calcext:value-type="string">
            <text:p>12 rue lavoisier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12 rue lavoisier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Rue Lavoisier", <text:s text:c="14"/>"short_name" : "Rue Lavoisier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2 Rue Lavoisier, 37300 Joué-lès-Tours, France", <text:s text:c="8"/>"geometry" : { <text:s text:c="11"/>"location" : { <text:s text:c="14"/>"lat" : 47.3467188, <text:s text:c="14"/>"lng" : 0.6594481 <text:s text:c="11"/>}, <text:s text:c="11"/>"location_type" : "ROOFTOP", <text:s text:c="11"/>"viewport" : { <text:s text:c="14"/>"northeast" : { <text:s text:c="17"/>"lat" : 47.34806778029151, <text:s text:c="17"/>"lng" : 0.660797080291502 <text:s text:c="14"/>}, <text:s text:c="14"/>"southwest" : { <text:s text:c="17"/>"lat" : 47.34536981970851, <text:s text:c="17"/>"lng" : 0.6580991197084979 <text:s text:c="14"/>} <text:s text:c="11"/>} <text:s text:c="8"/>}, <text:s text:c="8"/>"partial_match" : true, <text:s text:c="8"/>"place_id" : "ChIJP2UxtSPW_EcR8ukHFdBik0I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67188,0.6594481</text:p>
          </table:table-cell>
          <table:table-cell office:value-type="string" calcext:value-type="string">
            <text:p>02.47.54.96.58</text:p>
          </table:table-cell>
          <table:table-cell office:value-type="string" calcext:value-type="string">
            <text:p>directionregie.joue@outlook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6470" calcext:value-type="float">
            <text:p>6470</text:p>
          </table:table-cell>
          <table:table-cell office:value-type="float" office:value="10" calcext:value-type="float">
            <text:p>10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6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REGIE DES QUARTIERS JLT</text:p>
          </table:table-cell>
          <table:table-cell office:value-type="string" calcext:value-type="string">
            <text:p>12 rue lavoisier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12 rue lavoisier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Rue Lavoisier", <text:s text:c="14"/>"short_name" : "Rue Lavoisier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2 Rue Lavoisier, 37300 Joué-lès-Tours, France", <text:s text:c="8"/>"geometry" : { <text:s text:c="11"/>"location" : { <text:s text:c="14"/>"lat" : 47.3467188, <text:s text:c="14"/>"lng" : 0.6594481 <text:s text:c="11"/>}, <text:s text:c="11"/>"location_type" : "ROOFTOP", <text:s text:c="11"/>"viewport" : { <text:s text:c="14"/>"northeast" : { <text:s text:c="17"/>"lat" : 47.34806778029151, <text:s text:c="17"/>"lng" : 0.660797080291502 <text:s text:c="14"/>}, <text:s text:c="14"/>"southwest" : { <text:s text:c="17"/>"lat" : 47.34536981970851, <text:s text:c="17"/>"lng" : 0.6580991197084979 <text:s text:c="14"/>} <text:s text:c="11"/>} <text:s text:c="8"/>}, <text:s text:c="8"/>"partial_match" : true, <text:s text:c="8"/>"place_id" : "ChIJP2UxtSPW_EcR8ukHFdBik0I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67188,0.6594481</text:p>
          </table:table-cell>
          <table:table-cell office:value-type="string" calcext:value-type="string">
            <text:p>02.47.54.96.58</text:p>
          </table:table-cell>
          <table:table-cell office:value-type="string" calcext:value-type="string">
            <text:p>directionregie.joue@outlook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REGIE DES QUARTIERS JLT</text:p>
          </table:table-cell>
          <table:table-cell office:value-type="string" calcext:value-type="string">
            <text:p>12 rue lavoisier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joué les tours</text:p>
          </table:table-cell>
          <table:table-cell office:value-type="string" calcext:value-type="string">
            <text:p>12 rue lavoisier,37300.0, joué les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2", <text:s text:c="14"/>"short_name" : "12", <text:s text:c="14"/>"types" : [ "street_number" ] <text:s text:c="11"/>}, <text:s text:c="11"/>{ <text:s text:c="14"/>"long_name" : "Rue Lavoisier", <text:s text:c="14"/>"short_name" : "Rue Lavoisier", <text:s text:c="14"/>"types" : [ "route" ] <text:s text:c="11"/>}, <text:s text:c="11"/>{ <text:s text:c="14"/>"long_name" : "Joué-lès-Tours", <text:s text:c="14"/>"short_name" : "Joué-lès-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00", <text:s text:c="14"/>"short_name" : "37300", <text:s text:c="14"/>"types" : [ "postal_code" ] <text:s text:c="11"/>} <text:s text:c="8"/>], <text:s text:c="8"/>"formatted_address" : "12 Rue Lavoisier, 37300 Joué-lès-Tours, France", <text:s text:c="8"/>"geometry" : { <text:s text:c="11"/>"location" : { <text:s text:c="14"/>"lat" : 47.3467188, <text:s text:c="14"/>"lng" : 0.6594481 <text:s text:c="11"/>}, <text:s text:c="11"/>"location_type" : "ROOFTOP", <text:s text:c="11"/>"viewport" : { <text:s text:c="14"/>"northeast" : { <text:s text:c="17"/>"lat" : 47.34806778029151, <text:s text:c="17"/>"lng" : 0.660797080291502 <text:s text:c="14"/>}, <text:s text:c="14"/>"southwest" : { <text:s text:c="17"/>"lat" : 47.34536981970851, <text:s text:c="17"/>"lng" : 0.6580991197084979 <text:s text:c="14"/>} <text:s text:c="11"/>} <text:s text:c="8"/>}, <text:s text:c="8"/>"partial_match" : true, <text:s text:c="8"/>"place_id" : "ChIJP2UxtSPW_EcR8ukHFdBik0I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467188,0.6594481</text:p>
          </table:table-cell>
          <table:table-cell office:value-type="string" calcext:value-type="string">
            <text:p>02.47.54.96.58</text:p>
          </table:table-cell>
          <table:table-cell office:value-type="string" calcext:value-type="string">
            <text:p>directionregie.joue@outlook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2516" calcext:value-type="float">
            <text:p>2516</text:p>
          </table:table-cell>
          <table:table-cell office:value-type="float" office:value="5" calcext:value-type="float">
            <text:p>5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REGIE PLUS</text:p>
          </table:table-cell>
          <table:table-cell office:value-type="string" calcext:value-type="string">
            <text:p>24 avenue du général de gaull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4 avenue du général de gaulle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4", <text:s text:c="14"/>"short_name" : "24", <text:s text:c="14"/>"types" : [ "street_number" ] <text:s text:c="11"/>}, <text:s text:c="11"/>{ <text:s text:c="14"/>"long_name" : "Avenue du Général de Gaulle", <text:s text:c="14"/>"short_name" : "Avenue du Général de Gaulle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24 Avenue du Général de Gaulle, 37000 Tours, France", <text:s text:c="8"/>"geometry" : { <text:s text:c="11"/>"location" : { <text:s text:c="14"/>"lat" : 47.3811079, <text:s text:c="14"/>"lng" : 0.7002222 <text:s text:c="11"/>}, <text:s text:c="11"/>"location_type" : "ROOFTOP", <text:s text:c="11"/>"viewport" : { <text:s text:c="14"/>"northeast" : { <text:s text:c="17"/>"lat" : 47.3824568802915, <text:s text:c="17"/>"lng" : 0.7015711802915021 <text:s text:c="14"/>}, <text:s text:c="14"/>"southwest" : { <text:s text:c="17"/>"lat" : 47.3797589197085, <text:s text:c="17"/>"lng" : 0.698873219708498 <text:s text:c="14"/>} <text:s text:c="11"/>} <text:s text:c="8"/>}, <text:s text:c="8"/>"partial_match" : true, <text:s text:c="8"/>"place_id" : "ChIJT7bZDTHU_EcRWaKrZ0tMSA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11079,0.7002222</text:p>
          </table:table-cell>
          <table:table-cell office:value-type="string" calcext:value-type="string">
            <text:p>02 47 31 64 61</text:p>
          </table:table-cell>
          <table:table-cell office:value-type="string" calcext:value-type="string">
            <text:p>regieplustours@orang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700" calcext:value-type="float">
            <text:p>15700</text:p>
          </table:table-cell>
          <table:table-cell office:value-type="float" office:value="31" calcext:value-type="float">
            <text:p>31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re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REGIE PLUS</text:p>
          </table:table-cell>
          <table:table-cell office:value-type="string" calcext:value-type="string">
            <text:p>24 avenue du général de gaull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4 avenue du général de gaulle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4", <text:s text:c="14"/>"short_name" : "24", <text:s text:c="14"/>"types" : [ "street_number" ] <text:s text:c="11"/>}, <text:s text:c="11"/>{ <text:s text:c="14"/>"long_name" : "Avenue du Général de Gaulle", <text:s text:c="14"/>"short_name" : "Avenue du Général de Gaulle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24 Avenue du Général de Gaulle, 37000 Tours, France", <text:s text:c="8"/>"geometry" : { <text:s text:c="11"/>"location" : { <text:s text:c="14"/>"lat" : 47.3811079, <text:s text:c="14"/>"lng" : 0.7002222 <text:s text:c="11"/>}, <text:s text:c="11"/>"location_type" : "ROOFTOP", <text:s text:c="11"/>"viewport" : { <text:s text:c="14"/>"northeast" : { <text:s text:c="17"/>"lat" : 47.3824568802915, <text:s text:c="17"/>"lng" : 0.7015711802915021 <text:s text:c="14"/>}, <text:s text:c="14"/>"southwest" : { <text:s text:c="17"/>"lat" : 47.3797589197085, <text:s text:c="17"/>"lng" : 0.698873219708498 <text:s text:c="14"/>} <text:s text:c="11"/>} <text:s text:c="8"/>}, <text:s text:c="8"/>"partial_match" : true, <text:s text:c="8"/>"place_id" : "ChIJT7bZDTHU_EcRWaKrZ0tMSA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11079,0.7002222</text:p>
          </table:table-cell>
          <table:table-cell office:value-type="string" calcext:value-type="string">
            <text:p>02 47 31 64 61</text:p>
          </table:table-cell>
          <table:table-cell office:value-type="string" calcext:value-type="string">
            <text:p>regieplustours@orang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2778" calcext:value-type="float">
            <text:p>12778</text:p>
          </table:table-cell>
          <table:table-cell office:value-type="float" office:value="30" calcext:value-type="float">
            <text:p>30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2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Nettoyage des espaces urbains</text:p>
          </table:table-cell>
          <table:table-cell office:value-type="string" calcext:value-type="string">
            <text:p>K2303</text:p>
          </table:table-cell>
          <table:table-cell office:value-type="string" calcext:value-type="string">
            <text:p>REGIE PLUS</text:p>
          </table:table-cell>
          <table:table-cell office:value-type="string" calcext:value-type="string">
            <text:p>24 avenue du général de gaulle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24 avenue du général de gaulle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24", <text:s text:c="14"/>"short_name" : "24", <text:s text:c="14"/>"types" : [ "street_number" ] <text:s text:c="11"/>}, <text:s text:c="11"/>{ <text:s text:c="14"/>"long_name" : "Avenue du Général de Gaulle", <text:s text:c="14"/>"short_name" : "Avenue du Général de Gaulle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24 Avenue du Général de Gaulle, 37000 Tours, France", <text:s text:c="8"/>"geometry" : { <text:s text:c="11"/>"location" : { <text:s text:c="14"/>"lat" : 47.3811079, <text:s text:c="14"/>"lng" : 0.7002222 <text:s text:c="11"/>}, <text:s text:c="11"/>"location_type" : "ROOFTOP", <text:s text:c="11"/>"viewport" : { <text:s text:c="14"/>"northeast" : { <text:s text:c="17"/>"lat" : 47.3824568802915, <text:s text:c="17"/>"lng" : 0.7015711802915021 <text:s text:c="14"/>}, <text:s text:c="14"/>"southwest" : { <text:s text:c="17"/>"lat" : 47.3797589197085, <text:s text:c="17"/>"lng" : 0.698873219708498 <text:s text:c="14"/>} <text:s text:c="11"/>} <text:s text:c="8"/>}, <text:s text:c="8"/>"partial_match" : true, <text:s text:c="8"/>"place_id" : "ChIJT7bZDTHU_EcRWaKrZ0tMSAA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11079,0.7002222</text:p>
          </table:table-cell>
          <table:table-cell office:value-type="string" calcext:value-type="string">
            <text:p>02 47 31 64 61</text:p>
          </table:table-cell>
          <table:table-cell office:value-type="string" calcext:value-type="string">
            <text:p>regieplustours@orange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046" calcext:value-type="float">
            <text:p>15046</text:p>
          </table:table-cell>
          <table:table-cell office:value-type="float" office:value="34" calcext:value-type="float">
            <text:p>34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3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4823.94" calcext:value-type="float">
            <text:p>14823,94</text:p>
          </table:table-cell>
          <table:table-cell office:value-type="float" office:value="38" calcext:value-type="float">
            <text:p>38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3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légumière ou végéta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6027.35" calcext:value-type="float">
            <text:p>6027,35</text:p>
          </table:table-cell>
          <table:table-cell office:value-type="float" office:value="24" calcext:value-type="float">
            <text:p>24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Élevage de lapins et volailles</text:p>
          </table:table-cell>
          <table:table-cell office:value-type="string" calcext:value-type="string">
            <text:p>A1409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174.17" calcext:value-type="float">
            <text:p>1174,17</text:p>
          </table:table-cell>
          <table:table-cell office:value-type="float" office:value="1" calcext:value-type="float">
            <text:p>1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ction sociale, socio-éducative et socio-culturelle</text:p>
          </table:table-cell>
          <table:table-cell office:value-type="string" calcext:value-type="string">
            <text:p>Éducation de jeunes enfants</text:p>
          </table:table-cell>
          <table:table-cell office:value-type="string" calcext:value-type="string">
            <text:p>K120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3864.23" calcext:value-type="float">
            <text:p>3864,23</text:p>
          </table:table-cell>
          <table:table-cell office:value-type="float" office:value="18" calcext:value-type="float">
            <text:p>18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2146.6" calcext:value-type="float">
            <text:p>12146,6</text:p>
          </table:table-cell>
          <table:table-cell office:value-type="float" office:value="47" calcext:value-type="float">
            <text:p>47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0168.75" calcext:value-type="float">
            <text:p>10168,75</text:p>
          </table:table-cell>
          <table:table-cell office:value-type="float" office:value="49" calcext:value-type="float">
            <text:p>49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2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270.2" calcext:value-type="float">
            <text:p>1270,2</text:p>
          </table:table-cell>
          <table:table-cell office:value-type="float" office:value="7" calcext:value-type="float">
            <text:p>7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192.25" calcext:value-type="float">
            <text:p>192,25</text:p>
          </table:table-cell>
          <table:table-cell office:value-type="float" office:value="4" calcext:value-type="float">
            <text:p>4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 bis rue de la besnardieres</text:p>
          </table:table-cell>
          <table:table-cell office:value-type="float" office:value="37370" calcext:value-type="float">
            <text:p>37370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1 bis rue de la besnardieres,37370.0, Saint Paterne Racan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1", <text:s text:c="14"/>"short_name" : "1", <text:s text:c="14"/>"types" : [ "street_number" ] <text:s text:c="11"/>}, <text:s text:c="11"/>{ <text:s text:c="14"/>"long_name" : "Rue de la Besnardière", <text:s text:c="14"/>"short_name" : "Rue de la Besnardière", <text:s text:c="14"/>"types" : [ "route" ] <text:s text:c="11"/>}, <text:s text:c="11"/>{ <text:s text:c="14"/>"long_name" : "Saint-Paterne-Racan", <text:s text:c="14"/>"short_name" : "Saint-Paterne-Racan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370", <text:s text:c="14"/>"short_name" : "37370", <text:s text:c="14"/>"types" : [ "postal_code" ] <text:s text:c="11"/>} <text:s text:c="8"/>], <text:s text:c="8"/>"formatted_address" : "1 Rue de la Besnardière, 37370 Saint-Paterne-Racan, France", <text:s text:c="8"/>"geometry" : { <text:s text:c="11"/>"location" : { <text:s text:c="14"/>"lat" : 47.6021609, <text:s text:c="14"/>"lng" : 0.4738905 <text:s text:c="11"/>}, <text:s text:c="11"/>"location_type" : "ROOFTOP", <text:s text:c="11"/>"viewport" : { <text:s text:c="14"/>"northeast" : { <text:s text:c="17"/>"lat" : 47.6035098802915, <text:s text:c="17"/>"lng" : 0.475239480291502 <text:s text:c="14"/>}, <text:s text:c="14"/>"southwest" : { <text:s text:c="17"/>"lat" : 47.60081191970851, <text:s text:c="17"/>"lng" : 0.4725415197084979 <text:s text:c="14"/>} <text:s text:c="11"/>} <text:s text:c="8"/>}, <text:s text:c="8"/>"partial_match" : true, <text:s text:c="8"/>"place_id" : "ChIJsV_O5_TP4kcR9XsoIkbpLtc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6021609,0.4738905</text:p>
          </table:table-cell>
          <table:table-cell office:value-type="string" calcext:value-type="string">
            <text:p>02.47.29.37.12</text:p>
          </table:table-cell>
          <table:table-cell office:value-type="string" calcext:value-type="string">
            <text:p>solidarite.relaisemp@free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AINT PATERNE RACAN</text:p>
          </table:table-cell>
          <table:table-cell office:value-type="string" calcext:value-type="string">
            <text:p>CHINON</text:p>
          </table:table-cell>
          <table:table-cell office:value-type="float" office:value="45.25" calcext:value-type="float">
            <text:p>45,25</text:p>
          </table:table-cell>
          <table:table-cell office:value-type="float" office:value="1" calcext:value-type="float">
            <text:p>1</text:p>
          </table:table-cell>
          <table:table-cell office:value-type="float" office:value="49713" calcext:value-type="float">
            <text:p>49713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ide agricole de production fruitière ou viticole</text:p>
          </table:table-cell>
          <table:table-cell office:value-type="string" calcext:value-type="string">
            <text:p>A1402</text:p>
          </table:table-cell>
          <table:table-cell office:value-type="string" calcext:value-type="string">
            <text:p>RESTOS DU CŒUR</text:p>
          </table:table-cell>
          <table:table-cell office:value-type="string" calcext:value-type="string">
            <text:p>centre de gros - Avenue Vatel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entre de gros - Avenue Vatel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Tours, France", <text:s text:c="8"/>"geometry" : { <text:s text:c="11"/>"bounds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, <text:s text:c="11"/>"location" : { <text:s text:c="14"/>"lat" : 47.394144, <text:s text:c="14"/>"lng" : 0.68484 <text:s text:c="11"/>}, <text:s text:c="11"/>"location_type" : "APPROXIMATE", <text:s text:c="11"/>"viewport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 <text:s text:c="8"/>}, <text:s text:c="8"/>"partial_match" : true, <text:s text:c="8"/>"place_id" : "ChIJVZqXSrPV_EcRMIQ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94144,0.68484</text:p>
          </table:table-cell>
          <table:table-cell office:value-type="string" calcext:value-type="string">
            <text:p>02.47.47.03.78</text:p>
          </table:table-cell>
          <table:table-cell office:value-type="string" calcext:value-type="string">
            <text:p>ad37.siege@restosducoeur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VOINE</text:p>
          </table:table-cell>
          <table:table-cell office:value-type="string" calcext:value-type="string">
            <text:p>CHINON</text:p>
          </table:table-cell>
          <table:table-cell office:value-type="float" office:value="7641.76" calcext:value-type="float">
            <text:p>7641,76</text:p>
          </table:table-cell>
          <table:table-cell office:value-type="float" office:value="10" calcext:value-type="float">
            <text:p>10</text:p>
          </table:table-cell>
          <table:table-cell office:value-type="float" office:value="14553" calcext:value-type="float">
            <text:p>14553</text:p>
          </table:table-cell>
          <table:table-cell office:value-type="string" calcext:value-type="string">
            <text:p>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RESTOS DU CŒUR</text:p>
          </table:table-cell>
          <table:table-cell office:value-type="string" calcext:value-type="string">
            <text:p>centre de gros - Avenue Vatel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entre de gros - Avenue Vatel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 <text:s text:c="8"/>], <text:s text:c="8"/>"formatted_address" : "Tours, France", <text:s text:c="8"/>"geometry" : { <text:s text:c="11"/>"bounds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, <text:s text:c="11"/>"location" : { <text:s text:c="14"/>"lat" : 47.394144, <text:s text:c="14"/>"lng" : 0.68484 <text:s text:c="11"/>}, <text:s text:c="11"/>"location_type" : "APPROXIMATE", <text:s text:c="11"/>"viewport" : { <text:s text:c="14"/>"northeast" : { <text:s text:c="17"/>"lat" : 47.439593, <text:s text:c="17"/>"lng" : 0.7370949999999999 <text:s text:c="14"/>}, <text:s text:c="14"/>"southwest" : { <text:s text:c="17"/>"lat" : 47.348942, <text:s text:c="17"/>"lng" : 0.6527849 <text:s text:c="14"/>} <text:s text:c="11"/>} <text:s text:c="8"/>}, <text:s text:c="8"/>"partial_match" : true, <text:s text:c="8"/>"place_id" : "ChIJVZqXSrPV_EcRMIQ4BdfIDQQ", <text:s text:c="8"/>"types" : [ "locality", "political" ] <text:s text:c="5"/>} <text:s text:c="2"/>], <text:s text:c="2"/>"status" : "OK"}</text:p>
          </table:table-cell>
          <table:table-cell office:value-type="string" calcext:value-type="string">
            <text:p>47.394144,0.68484</text:p>
          </table:table-cell>
          <table:table-cell office:value-type="string" calcext:value-type="string">
            <text:p>02.47.47.03.78</text:p>
          </table:table-cell>
          <table:table-cell office:value-type="string" calcext:value-type="string">
            <text:p>ad37.siege@restosducoeur.fr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911.51" calcext:value-type="float">
            <text:p>6911,51</text:p>
          </table:table-cell>
          <table:table-cell office:value-type="float" office:value="8" calcext:value-type="float">
            <text:p>8</text:p>
          </table:table-cell>
          <table:table-cell office:value-type="float" office:value="14553" calcext:value-type="float">
            <text:p>14553</text:p>
          </table:table-cell>
          <table:table-cell office:value-type="string" calcext:value-type="string">
            <text:p>4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Véhicules, engins, aéronefs</text:p>
          </table:table-cell>
          <table:table-cell office:value-type="string" calcext:value-type="string">
            <text:p>Mécanique automobile</text:p>
          </table:table-cell>
          <table:table-cell office:value-type="string" calcext:value-type="string">
            <text:p>I1604</text:p>
          </table:table-cell>
          <table:table-cell office:value-type="string" calcext:value-type="string">
            <text:p>SINEO</text:p>
          </table:table-cell>
          <table:table-cell office:value-type="string" calcext:value-type="string">
            <text:p>rue des magasins généraux</text:p>
          </table:table-cell>
          <table:table-cell office:value-type="float" office:value="37700" calcext:value-type="float">
            <text:p>37700</text:p>
          </table:table-cell>
          <table:table-cell office:value-type="string" calcext:value-type="string">
            <text:p>saint pierre des corps</text:p>
          </table:table-cell>
          <table:table-cell office:value-type="string" calcext:value-type="string">
            <text:p>rue des magasins généraux,37700.0, saint pierre des corp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0", <text:s text:c="14"/>"short_name" : "0", <text:s text:c="14"/>"types" : [ "street_number" ] <text:s text:c="11"/>}, <text:s text:c="11"/>{ <text:s text:c="14"/>"long_name" : "Rue des Magasins Généraux", <text:s text:c="14"/>"short_name" : "Rue des Magasins Généraux", <text:s text:c="14"/>"types" : [ "route" ] <text:s text:c="11"/>}, <text:s text:c="11"/>{ <text:s text:c="14"/>"long_name" : "Saint-Pierre-des-Corps", <text:s text:c="14"/>"short_name" : "Saint-Pierre-des-Corp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700", <text:s text:c="14"/>"short_name" : "37700", <text:s text:c="14"/>"types" : [ "postal_code" ] <text:s text:c="11"/>} <text:s text:c="8"/>], <text:s text:c="8"/>"formatted_address" : "0 Rue des Magasins Généraux, 37700 Saint-Pierre-des-Corps, France", <text:s text:c="8"/>"geometry" : { <text:s text:c="11"/>"bounds" : { <text:s text:c="14"/>"northeast" : { <text:s text:c="17"/>"lat" : 47.3842449, <text:s text:c="17"/>"lng" : 0.7367741999999999 <text:s text:c="14"/>}, <text:s text:c="14"/>"southwest" : { <text:s text:c="17"/>"lat" : 47.3842442, <text:s text:c="17"/>"lng" : 0.7367558 <text:s text:c="14"/>} <text:s text:c="11"/>}, <text:s text:c="11"/>"location" : { <text:s text:c="14"/>"lat" : 47.3842449, <text:s text:c="14"/>"lng" : 0.7367741999999999 <text:s text:c="11"/>}, <text:s text:c="11"/>"location_type" : "RANGE_INTERPOLATED", <text:s text:c="11"/>"viewport" : { <text:s text:c="14"/>"northeast" : { <text:s text:c="17"/>"lat" : 47.3855935302915, <text:s text:c="17"/>"lng" : 0.738113980291502 <text:s text:c="14"/>}, <text:s text:c="14"/>"southwest" : { <text:s text:c="17"/>"lat" : 47.3828955697085, <text:s text:c="17"/>"lng" : 0.7354160197084979 <text:s text:c="14"/>} <text:s text:c="11"/>} <text:s text:c="8"/>}, <text:s text:c="8"/>"partial_match" : true, <text:s text:c="8"/>"place_id" : "EkMwIFJ1ZSBkZXMgTWFnYXNpbnMgR8OpbsOpcmF1eCwgMzc3MDAgU2FpbnQtUGllcnJlLWRlcy1Db3JwcywgRnJhbmNl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842449,0.7367741999999999</text:p>
          </table:table-cell>
          <table:table-cell office:value-type="string" calcext:value-type="string">
            <text:p>02.54.53.44.47</text:p>
          </table:table-cell>
          <table:table-cell office:value-type="string" calcext:value-type="string">
            <text:p>eric.ploux@sineo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JOUÉ-LES-TOURS</text:p>
          </table:table-cell>
          <table:table-cell office:value-type="string" calcext:value-type="string">
            <text:p>AGGLO</text:p>
          </table:table-cell>
          <table:table-cell office:value-type="float" office:value="4196" calcext:value-type="float">
            <text:p>4196</text:p>
          </table:table-cell>
          <table:table-cell office:value-type="float" office:value="6" calcext:value-type="float">
            <text:p>6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1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5127" calcext:value-type="float">
            <text:p>5127</text:p>
          </table:table-cell>
          <table:table-cell office:value-type="float" office:value="33" calcext:value-type="float">
            <text:p>33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1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olyculture, élevage</text:p>
          </table:table-cell>
          <table:table-cell office:value-type="string" calcext:value-type="string">
            <text:p>A1416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Management du personnel de cuisine</text:p>
          </table:table-cell>
          <table:table-cell office:value-type="string" calcext:value-type="string">
            <text:p>G1601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569.25" calcext:value-type="float">
            <text:p>569,25</text:p>
          </table:table-cell>
          <table:table-cell office:value-type="float" office:value="2" calcext:value-type="float">
            <text:p>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ersonnel polyvalent en restauration</text:p>
          </table:table-cell>
          <table:table-cell office:value-type="string" calcext:value-type="string">
            <text:p>G1603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875.5" calcext:value-type="float">
            <text:p>875,5</text:p>
          </table:table-cell>
          <table:table-cell office:value-type="float" office:value="4" calcext:value-type="float">
            <text:p>4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Professionnels médico-techniques</text:p>
          </table:table-cell>
          <table:table-cell office:value-type="string" calcext:value-type="string">
            <text:p>Personnel polyvalent des services hospitaliers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2449" calcext:value-type="float">
            <text:p>2449</text:p>
          </table:table-cell>
          <table:table-cell office:value-type="float" office:value="3" calcext:value-type="float">
            <text:p>3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27283" calcext:value-type="float">
            <text:p>27283</text:p>
          </table:table-cell>
          <table:table-cell office:value-type="float" office:value="80" calcext:value-type="float">
            <text:p>80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7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44.75" calcext:value-type="float">
            <text:p>44,75</text:p>
          </table:table-cell>
          <table:table-cell office:value-type="float" office:value="2" calcext:value-type="float">
            <text:p>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Sécurité privée</text:p>
          </table:table-cell>
          <table:table-cell office:value-type="string" calcext:value-type="string">
            <text:p>Gardiennage de locaux</text:p>
          </table:table-cell>
          <table:table-cell office:value-type="string" calcext:value-type="string">
            <text:p>K2501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TOURAINE ENTRAIDE</text:p>
          </table:table-cell>
          <table:table-cell office:value-type="string" calcext:value-type="string">
            <text:p>52 rue Eugène Gouin</text:p>
          </table:table-cell>
          <table:table-cell office:value-type="float" office:value="37230" calcext:value-type="float">
            <text:p>37230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52 rue Eugène Gouin,37230.0, Fondette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52", <text:s text:c="14"/>"short_name" : "52", <text:s text:c="14"/>"types" : [ "street_number" ] <text:s text:c="11"/>}, <text:s text:c="11"/>{ <text:s text:c="14"/>"long_name" : "Rue Eugène Gouin", <text:s text:c="14"/>"short_name" : "Rue Eugène Gouin", <text:s text:c="14"/>"types" : [ "route" ] <text:s text:c="11"/>}, <text:s text:c="11"/>{ <text:s text:c="14"/>"long_name" : "Fondettes", <text:s text:c="14"/>"short_name" : "Fondette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230", <text:s text:c="14"/>"short_name" : "37230", <text:s text:c="14"/>"types" : [ "postal_code" ] <text:s text:c="11"/>} <text:s text:c="8"/>], <text:s text:c="8"/>"formatted_address" : "52 Rue Eugène Gouin, 37230 Fondettes, France", <text:s text:c="8"/>"geometry" : { <text:s text:c="11"/>"location" : { <text:s text:c="14"/>"lat" : 47.4046041, <text:s text:c="14"/>"lng" : 0.600703 <text:s text:c="11"/>}, <text:s text:c="11"/>"location_type" : "ROOFTOP", <text:s text:c="11"/>"viewport" : { <text:s text:c="14"/>"northeast" : { <text:s text:c="17"/>"lat" : 47.4059530802915, <text:s text:c="17"/>"lng" : 0.6020519802915021 <text:s text:c="14"/>}, <text:s text:c="14"/>"southwest" : { <text:s text:c="17"/>"lat" : 47.4032551197085, <text:s text:c="17"/>"lng" : 0.599354019708498 <text:s text:c="14"/>} <text:s text:c="11"/>} <text:s text:c="8"/>}, <text:s text:c="8"/>"partial_match" : true, <text:s text:c="8"/>"place_id" : "ChIJo35ZZqYr_UcRUQJaMF96pR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4046041,0.600703</text:p>
          </table:table-cell>
          <table:table-cell office:value-type="string" calcext:value-type="string">
            <text:p>02.47.42.11.96</text:p>
          </table:table-cell>
          <table:table-cell office:value-type="string" calcext:value-type="string">
            <text:p>te.fondettes@gmail.com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NDETTES</text:p>
          </table:table-cell>
          <table:table-cell office:value-type="string" calcext:value-type="string">
            <text:p>AGGLO</text:p>
          </table:table-cell>
          <table:table-cell office:value-type="float" office:value="389.5" calcext:value-type="float">
            <text:p>389,5</text:p>
          </table:table-cell>
          <table:table-cell office:value-type="float" office:value="3" calcext:value-type="float">
            <text:p>3</text:p>
          </table:table-cell>
          <table:table-cell office:value-type="float" office:value="38877" calcext:value-type="float">
            <text:p>38877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iculture et pêche, espaces naturels et espaces verts, soins aux animaux</text:p>
          </table:table-cell>
          <table:table-cell office:value-type="string" calcext:value-type="string">
            <text:p>Espaces naturels et espaces verts</text:p>
          </table:table-cell>
          <table:table-cell office:value-type="string" calcext:value-type="string">
            <text:p>Entretien des espaces verts</text:p>
          </table:table-cell>
          <table:table-cell office:value-type="string" calcext:value-type="string">
            <text:p>A1203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353" calcext:value-type="float">
            <text:p>3353</text:p>
          </table:table-cell>
          <table:table-cell office:value-type="float" office:value="20" calcext:value-type="float">
            <text:p>20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unication, média et multimédia</text:p>
          </table:table-cell>
          <table:table-cell office:value-type="string" calcext:value-type="string">
            <text:p>Industries graphiques</text:p>
          </table:table-cell>
          <table:table-cell office:value-type="string" calcext:value-type="string">
            <text:p>Façonnage et routage</text:p>
          </table:table-cell>
          <table:table-cell office:value-type="string" calcext:value-type="string">
            <text:p>E13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Second œuvre</text:p>
          </table:table-cell>
          <table:table-cell office:value-type="string" calcext:value-type="string">
            <text:p>Peinture en bâtiment</text:p>
          </table:table-cell>
          <table:table-cell office:value-type="string" calcext:value-type="string">
            <text:p>F1606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, bâtiment et travaux publics</text:p>
          </table:table-cell>
          <table:table-cell office:value-type="string" calcext:value-type="string">
            <text:p>Travaux et gros œuvre</text:p>
          </table:table-cell>
          <table:table-cell office:value-type="string" calcext:value-type="string">
            <text:p>Préparation du gros oeuvre et des travaux publics</text:p>
          </table:table-cell>
          <table:table-cell office:value-type="string" calcext:value-type="string">
            <text:p>F17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ersonnel d'étage en hôtellerie</text:p>
          </table:table-cell>
          <table:table-cell office:value-type="string" calcext:value-type="string">
            <text:p>Personnel d'étage</text:p>
          </table:table-cell>
          <table:table-cell office:value-type="string" calcext:value-type="string">
            <text:p>G1501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ôtellerie, restauration, tourisme, loisirs et animation</text:p>
          </table:table-cell>
          <table:table-cell office:value-type="string" calcext:value-type="string">
            <text:p>Production culinaire</text:p>
          </table:table-cell>
          <table:table-cell office:value-type="string" calcext:value-type="string">
            <text:p>Plonge en restauration</text:p>
          </table:table-cell>
          <table:table-cell office:value-type="string" calcext:value-type="string">
            <text:p>G16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Cuir et textile</text:p>
          </table:table-cell>
          <table:table-cell office:value-type="string" calcext:value-type="string">
            <text:p>Assemblage - montage de vêtements et produits textiles</text:p>
          </table:table-cell>
          <table:table-cell office:value-type="string" calcext:value-type="string">
            <text:p>H2402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ntretien technique</text:p>
          </table:table-cell>
          <table:table-cell office:value-type="string" calcext:value-type="string">
            <text:p>Maintenance des bâtiments et des locaux</text:p>
          </table:table-cell>
          <table:table-cell office:value-type="string" calcext:value-type="string">
            <text:p>I1203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tallation et maintenance</text:p>
          </table:table-cell>
          <table:table-cell office:value-type="string" calcext:value-type="string">
            <text:p>Equipements domestiques et informatique</text:p>
          </table:table-cell>
          <table:table-cell office:value-type="string" calcext:value-type="string">
            <text:p>Maintenance informatique et bureautique</text:p>
          </table:table-cell>
          <table:table-cell office:value-type="string" calcext:value-type="string">
            <text:p>I1401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ction sociale, socio-éducative et socio-culturelle</text:p>
          </table:table-cell>
          <table:table-cell office:value-type="string" calcext:value-type="string">
            <text:p>Intervention socioculturelle</text:p>
          </table:table-cell>
          <table:table-cell office:value-type="string" calcext:value-type="string">
            <text:p>K1206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Aide à la vie quotidienne</text:p>
          </table:table-cell>
          <table:table-cell office:value-type="string" calcext:value-type="string">
            <text:p>Services domestiques</text:p>
          </table:table-cell>
          <table:table-cell office:value-type="string" calcext:value-type="string">
            <text:p>K13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23594" calcext:value-type="float">
            <text:p>23594</text:p>
          </table:table-cell>
          <table:table-cell office:value-type="float" office:value="132" calcext:value-type="float">
            <text:p>132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4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Lavage de vitres</text:p>
          </table:table-cell>
          <table:table-cell office:value-type="string" calcext:value-type="string">
            <text:p>K2202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Nettoyage et propreté industriels</text:p>
          </table:table-cell>
          <table:table-cell office:value-type="string" calcext:value-type="string">
            <text:p>Nettoyage de locaux</text:p>
          </table:table-cell>
          <table:table-cell office:value-type="string" calcext:value-type="string">
            <text:p>K2204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152" calcext:value-type="float">
            <text:p>15152</text:p>
          </table:table-cell>
          <table:table-cell office:value-type="float" office:value="103" calcext:value-type="float">
            <text:p>103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Opérations administratives</text:p>
          </table:table-cell>
          <table:table-cell office:value-type="string" calcext:value-type="string">
            <text:p>M1602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port à l'entreprise</text:p>
          </table:table-cell>
          <table:table-cell office:value-type="string" calcext:value-type="string">
            <text:p>Secrétariat et assistance</text:p>
          </table:table-cell>
          <table:table-cell office:value-type="string" calcext:value-type="string">
            <text:p>Distribution de documents</text:p>
          </table:table-cell>
          <table:table-cell office:value-type="string" calcext:value-type="string">
            <text:p>M1603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934" calcext:value-type="float">
            <text:p>934</text:p>
          </table:table-cell>
          <table:table-cell office:value-type="float" office:value="25" calcext:value-type="float">
            <text:p>25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Personnel de conduite du transport routier</text:p>
          </table:table-cell>
          <table:table-cell office:value-type="string" calcext:value-type="string">
            <text:p>Conduite et livraison par tournées sur courte distance</text:p>
          </table:table-cell>
          <table:table-cell office:value-type="string" calcext:value-type="string">
            <text:p>N4105</text:p>
          </table:table-cell>
          <table:table-cell office:value-type="string" calcext:value-type="string">
            <text:p>TOURS EMPLOI SERVICES</text:p>
          </table:table-cell>
          <table:table-cell office:value-type="string" calcext:value-type="string">
            <text:p>37 rue Gay Lussac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37 rue Gay Lussac,37000.0, Tours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7", <text:s text:c="14"/>"short_name" : "37", <text:s text:c="14"/>"types" : [ "street_number" ] <text:s text:c="11"/>}, <text:s text:c="11"/>{ <text:s text:c="14"/>"long_name" : "Rue Gay Lussac", <text:s text:c="14"/>"short_name" : "Rue Gay Lussac", <text:s text:c="14"/>"types" : [ "route" ] <text:s text:c="11"/>}, <text:s text:c="11"/>{ <text:s text:c="14"/>"long_name" : "Tours", <text:s text:c="14"/>"short_name" : "Tours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000", <text:s text:c="14"/>"short_name" : "37000", <text:s text:c="14"/>"types" : [ "postal_code" ] <text:s text:c="11"/>} <text:s text:c="8"/>], <text:s text:c="8"/>"formatted_address" : "37 Rue Gay Lussac, 37000 Tours, France", <text:s text:c="8"/>"geometry" : { <text:s text:c="11"/>"location" : { <text:s text:c="14"/>"lat" : 47.3757898, <text:s text:c="14"/>"lng" : 0.6902602 <text:s text:c="11"/>}, <text:s text:c="11"/>"location_type" : "ROOFTOP", <text:s text:c="11"/>"viewport" : { <text:s text:c="14"/>"northeast" : { <text:s text:c="17"/>"lat" : 47.3771387802915, <text:s text:c="17"/>"lng" : 0.6916091802915021 <text:s text:c="14"/>}, <text:s text:c="14"/>"southwest" : { <text:s text:c="17"/>"lat" : 47.3744408197085, <text:s text:c="17"/>"lng" : 0.688911219708498 <text:s text:c="14"/>} <text:s text:c="11"/>} <text:s text:c="8"/>}, <text:s text:c="8"/>"partial_match" : true, <text:s text:c="8"/>"place_id" : "ChIJzR1-zdPV_EcRtCQezSAcigs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57898,0.6902602</text:p>
          </table:table-cell>
          <table:table-cell office:value-type="string" calcext:value-type="string">
            <text:p>02.47.61.21.21</text:p>
          </table:table-cell>
          <table:table-cell office:value-type="string" calcext:value-type="string">
            <text:p>tours.emploi@wanadoo.fr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AGGL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066" calcext:value-type="float">
            <text:p>48066</text:p>
          </table:table-cell>
          <table:table-cell office:value-type="string" calcext:value-type="string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vices à la personne et à la collectivité</text:p>
          </table:table-cell>
          <table:table-cell office:value-type="string" calcext:value-type="string">
            <text:p>Propreté et environnement urbain</text:p>
          </table:table-cell>
          <table:table-cell office:value-type="string" calcext:value-type="string">
            <text:p>Revalorisation de produits industriels</text:p>
          </table:table-cell>
          <table:table-cell office:value-type="string" calcext:value-type="string">
            <text:p>K2304</text:p>
          </table:table-cell>
          <table:table-cell office:value-type="string" calcext:value-type="string">
            <text:p>TRI 37</text:p>
          </table:table-cell>
          <table:table-cell office:value-type="string" calcext:value-type="string">
            <text:p>3 rue jules verne</text:p>
          </table:table-cell>
          <table:table-cell office:value-type="float" office:value="37520" calcext:value-type="float">
            <text:p>37520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3 rue jules verne,37520.0, La rich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Jules Verne", <text:s text:c="14"/>"short_name" : "Rue Jules Verne", <text:s text:c="14"/>"types" : [ "route" ] <text:s text:c="11"/>}, <text:s text:c="11"/>{ <text:s text:c="14"/>"long_name" : "La Riche", <text:s text:c="14"/>"short_name" : "La Rich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20", <text:s text:c="14"/>"short_name" : "37520", <text:s text:c="14"/>"types" : [ "postal_code" ] <text:s text:c="11"/>} <text:s text:c="8"/>], <text:s text:c="8"/>"formatted_address" : "3 Rue Jules Verne, 37520 La Riche, France", <text:s text:c="8"/>"geometry" : { <text:s text:c="11"/>"location" : { <text:s text:c="14"/>"lat" : 47.3784939, <text:s text:c="14"/>"lng" : 0.6210989 <text:s text:c="11"/>}, <text:s text:c="11"/>"location_type" : "ROOFTOP", <text:s text:c="11"/>"viewport" : { <text:s text:c="14"/>"northeast" : { <text:s text:c="17"/>"lat" : 47.37984288029149, <text:s text:c="17"/>"lng" : 0.622447880291502 <text:s text:c="14"/>}, <text:s text:c="14"/>"southwest" : { <text:s text:c="17"/>"lat" : 47.37714491970849, <text:s text:c="17"/>"lng" : 0.6197499197084979 <text:s text:c="14"/>} <text:s text:c="11"/>} <text:s text:c="8"/>}, <text:s text:c="8"/>"partial_match" : true, <text:s text:c="8"/>"place_id" : "ChIJXfpc2S8q_UcRrHkx5l516x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84939,0.6210989</text:p>
          </table:table-cell>
          <table:table-cell office:value-type="string" calcext:value-type="string">
            <text:p>02.47.38.89.60</text:p>
          </table:table-cell>
          <table:table-cell office:value-type="string" calcext:value-type="string">
            <text:p>direction@tri37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19284" calcext:value-type="float">
            <text:p>19284</text:p>
          </table:table-cell>
          <table:table-cell office:value-type="float" office:value="12" calcext:value-type="float">
            <text:p>12</text:p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>2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port et logistique</text:p>
          </table:table-cell>
          <table:table-cell office:value-type="string" calcext:value-type="string">
            <text:p>Magasinage, manutention des charges et déménagement</text:p>
          </table:table-cell>
          <table:table-cell office:value-type="string" calcext:value-type="string">
            <text:p>Manutention manuelle de charges</text:p>
          </table:table-cell>
          <table:table-cell office:value-type="string" calcext:value-type="string">
            <text:p>N1105</text:p>
          </table:table-cell>
          <table:table-cell office:value-type="string" calcext:value-type="string">
            <text:p>TRI 37</text:p>
          </table:table-cell>
          <table:table-cell office:value-type="string" calcext:value-type="string">
            <text:p>3 rue jules verne</text:p>
          </table:table-cell>
          <table:table-cell office:value-type="float" office:value="37520" calcext:value-type="float">
            <text:p>37520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3 rue jules verne,37520.0, La riche</text:p>
          </table:table-cell>
          <table:table-cell office:value-type="string" calcext:value-type="string">
            <text:p>{ <text:s text:c="2"/>"results" : [ <text:s text:c="5"/>{ <text:s text:c="8"/>"address_components" : [ <text:s text:c="11"/>{ <text:s text:c="14"/>"long_name" : "3", <text:s text:c="14"/>"short_name" : "3", <text:s text:c="14"/>"types" : [ "street_number" ] <text:s text:c="11"/>}, <text:s text:c="11"/>{ <text:s text:c="14"/>"long_name" : "Rue Jules Verne", <text:s text:c="14"/>"short_name" : "Rue Jules Verne", <text:s text:c="14"/>"types" : [ "route" ] <text:s text:c="11"/>}, <text:s text:c="11"/>{ <text:s text:c="14"/>"long_name" : "La Riche", <text:s text:c="14"/>"short_name" : "La Riche", <text:s text:c="14"/>"types" : [ "locality", "political" ] <text:s text:c="11"/>}, <text:s text:c="11"/>{ <text:s text:c="14"/>"long_name" : "Indre-et-Loire", <text:s text:c="14"/>"short_name" : "Indre-et-Loire", <text:s text:c="14"/>"types" : [ "administrative_area_level_2", "political" ] <text:s text:c="11"/>}, <text:s text:c="11"/>{ <text:s text:c="14"/>"long_name" : "Centre", <text:s text:c="14"/>"short_name" : "Centre", <text:s text:c="14"/>"types" : [ "administrative_area_level_1", "political" ] <text:s text:c="11"/>}, <text:s text:c="11"/>{ <text:s text:c="14"/>"long_name" : "France", <text:s text:c="14"/>"short_name" : "FR", <text:s text:c="14"/>"types" : [ "country", "political" ] <text:s text:c="11"/>}, <text:s text:c="11"/>{ <text:s text:c="14"/>"long_name" : "37520", <text:s text:c="14"/>"short_name" : "37520", <text:s text:c="14"/>"types" : [ "postal_code" ] <text:s text:c="11"/>} <text:s text:c="8"/>], <text:s text:c="8"/>"formatted_address" : "3 Rue Jules Verne, 37520 La Riche, France", <text:s text:c="8"/>"geometry" : { <text:s text:c="11"/>"location" : { <text:s text:c="14"/>"lat" : 47.3784939, <text:s text:c="14"/>"lng" : 0.6210989 <text:s text:c="11"/>}, <text:s text:c="11"/>"location_type" : "ROOFTOP", <text:s text:c="11"/>"viewport" : { <text:s text:c="14"/>"northeast" : { <text:s text:c="17"/>"lat" : 47.37984288029149, <text:s text:c="17"/>"lng" : 0.622447880291502 <text:s text:c="14"/>}, <text:s text:c="14"/>"southwest" : { <text:s text:c="17"/>"lat" : 47.37714491970849, <text:s text:c="17"/>"lng" : 0.6197499197084979 <text:s text:c="14"/>} <text:s text:c="11"/>} <text:s text:c="8"/>}, <text:s text:c="8"/>"partial_match" : true, <text:s text:c="8"/>"place_id" : "ChIJXfpc2S8q_UcRrHkx5l516x4", <text:s text:c="8"/>"types" : [ "street_address" ] <text:s text:c="5"/>} <text:s text:c="2"/>], <text:s text:c="2"/>"status" : "OK"}</text:p>
          </table:table-cell>
          <table:table-cell office:value-type="string" calcext:value-type="string">
            <text:p>47.3784939,0.6210989</text:p>
          </table:table-cell>
          <table:table-cell office:value-type="string" calcext:value-type="string">
            <text:p>02.47.38.89.60</text:p>
          </table:table-cell>
          <table:table-cell office:value-type="string" calcext:value-type="string">
            <text:p>direction@tri37.fr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LA RICHE</text:p>
          </table:table-cell>
          <table:table-cell office:value-type="string" calcext:value-type="string">
            <text:p>AGGLO</text:p>
          </table:table-cell>
          <table:table-cell office:value-type="float" office:value="57852" calcext:value-type="float">
            <text:p>57852</text:p>
          </table:table-cell>
          <table:table-cell office:value-type="float" office:value="36" calcext:value-type="float">
            <text:p>36</text:p>
          </table:table-cell>
          <table:table-cell office:value-type="float" office:value="77136" calcext:value-type="float">
            <text:p>77136</text:p>
          </table:table-cell>
          <table:table-cell office:value-type="string" calcext:value-type="string">
            <text:p>75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9-21T13:12:24</meta:creation-date>
    <dc:date>2015-09-21T16:17:47.777658916</dc:date>
    <meta:editing-cycles>6</meta:editing-cycles>
    <meta:editing-duration>PT2M30S</meta:editing-duration>
    <dc:creator>Cyrille Giquello</dc:creator>
    <meta:document-statistic meta:table-count="1" meta:cell-count="5572" meta:object-count="0"/>
  </office:meta>
</office:document-meta>
</file>